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4736" calcext:value-type="float">
            <text:p>157.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3776" calcext:value-type="float">
            <text:p>157.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244" calcext:value-type="float">
            <text:p>157.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5864" calcext:value-type="float">
            <text:p>156.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4528" calcext:value-type="float">
            <text:p>156.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7096" calcext:value-type="float">
            <text:p>156.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004" calcext:value-type="float">
            <text:p>155.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1168" calcext:value-type="float">
            <text:p>154.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7744" calcext:value-type="float">
            <text:p>154.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6972" calcext:value-type="float">
            <text:p>153.9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36192" calcext:value-type="float">
            <text:p>153.9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9352" calcext:value-type="float">
            <text:p>153.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6972" calcext:value-type="float">
            <text:p>153.9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91056" calcext:value-type="float">
            <text:p>153.9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81912" calcext:value-type="float">
            <text:p>153.9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9824" calcext:value-type="float">
            <text:p>154.0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94688" calcext:value-type="float">
            <text:p>154.0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58696" calcext:value-type="float">
            <text:p>154.1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7296" calcext:value-type="float">
            <text:p>154.3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12" calcext:value-type="float">
            <text:p>154.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89176" calcext:value-type="float">
            <text:p>154.1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25168" calcext:value-type="float">
            <text:p>154.1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97736" calcext:value-type="float">
            <text:p>154.0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49552" calcext:value-type="float">
            <text:p>154.1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95272" calcext:value-type="float">
            <text:p>154.1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072" calcext:value-type="float">
            <text:p>154.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17064" calcext:value-type="float">
            <text:p>154.8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30424" calcext:value-type="float">
            <text:p>155.0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91968" calcext:value-type="float">
            <text:p>155.1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70048" calcext:value-type="float">
            <text:p>155.0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10384" calcext:value-type="float">
            <text:p>154.7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95272" calcext:value-type="float">
            <text:p>154.1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12" calcext:value-type="float">
            <text:p>154.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47544" calcext:value-type="float">
            <text:p>154.8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00528" calcext:value-type="float">
            <text:p>155.1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70048" calcext:value-type="float">
            <text:p>155.0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0604" calcext:value-type="float">
            <text:p>155.0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17064" calcext:value-type="float">
            <text:p>154.8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716" calcext:value-type="float">
            <text:p>153.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3728" calcext:value-type="float">
            <text:p>154.0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94432" calcext:value-type="float">
            <text:p>155.0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14728" calcext:value-type="float">
            <text:p>154.4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5928" calcext:value-type="float">
            <text:p>154.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90472" calcext:value-type="float">
            <text:p>153.8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92808" calcext:value-type="float">
            <text:p>154.2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03376" calcext:value-type="float">
            <text:p>153.5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06424" calcext:value-type="float">
            <text:p>153.5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2588" calcext:value-type="float">
            <text:p>153.7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53056" calcext:value-type="float">
            <text:p>154.7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8632" calcext:value-type="float">
            <text:p>154.4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10512" calcext:value-type="float">
            <text:p>154.2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764" calcext:value-type="float">
            <text:p>154.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12976" calcext:value-type="float">
            <text:p>154.1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5216" calcext:value-type="float">
            <text:p>152.9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53896" calcext:value-type="float">
            <text:p>153.8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92936" calcext:value-type="float">
            <text:p>153.7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1252" calcext:value-type="float">
            <text:p>153.5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4048" calcext:value-type="float">
            <text:p>152.7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7096" calcext:value-type="float">
            <text:p>152.7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48056" calcext:value-type="float">
            <text:p>152.8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38328" calcext:value-type="float">
            <text:p>152.7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02336" calcext:value-type="float">
            <text:p>152.8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1" calcext:value-type="float">
            <text:p>152.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1" calcext:value-type="float">
            <text:p>152.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3776" calcext:value-type="float">
            <text:p>152.8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00456" calcext:value-type="float">
            <text:p>153.0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22832" calcext:value-type="float">
            <text:p>153.7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30936" calcext:value-type="float">
            <text:p>153.0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77952" calcext:value-type="float">
            <text:p>152.7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9976" calcext:value-type="float">
            <text:p>152.9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33984" calcext:value-type="float">
            <text:p>153.0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056" calcext:value-type="float">
            <text:p>153.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6656" calcext:value-type="float">
            <text:p>153.0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28472" calcext:value-type="float">
            <text:p>153.1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65048" calcext:value-type="float">
            <text:p>153.1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0104" calcext:value-type="float">
            <text:p>153.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34568" calcext:value-type="float">
            <text:p>153.1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4676" calcext:value-type="float">
            <text:p>153.1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50976" calcext:value-type="float">
            <text:p>153.3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94688" calcext:value-type="float">
            <text:p>154.0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29512" calcext:value-type="float">
            <text:p>153.8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00912" calcext:value-type="float">
            <text:p>153.6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50976" calcext:value-type="float">
            <text:p>153.3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87424" calcext:value-type="float">
            <text:p>153.8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89304" calcext:value-type="float">
            <text:p>153.6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5156" calcext:value-type="float">
            <text:p>153.4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47216" calcext:value-type="float">
            <text:p>153.7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68552" calcext:value-type="float">
            <text:p>153.7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59536" calcext:value-type="float">
            <text:p>153.2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65632" calcext:value-type="float">
            <text:p>153.2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4488" calcext:value-type="float">
            <text:p>153.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14984" calcext:value-type="float">
            <text:p>153.4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49096" calcext:value-type="float">
            <text:p>153.5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85672" calcext:value-type="float">
            <text:p>153.5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80744" calcext:value-type="float">
            <text:p>153.7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69136" calcext:value-type="float">
            <text:p>153.8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8976" calcext:value-type="float">
            <text:p>154.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58568" calcext:value-type="float">
            <text:p>154.6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8224" calcext:value-type="float">
            <text:p>155.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61488" calcext:value-type="float">
            <text:p>155.1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08504" calcext:value-type="float">
            <text:p>154.9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79192" calcext:value-type="float">
            <text:p>155.0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3652" calcext:value-type="float">
            <text:p>155.0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4508" calcext:value-type="float">
            <text:p>154.9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71928" calcext:value-type="float">
            <text:p>154.8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10968" calcext:value-type="float">
            <text:p>154.8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68296" calcext:value-type="float">
            <text:p>154.7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40864" calcext:value-type="float">
            <text:p>154.7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6752" calcext:value-type="float">
            <text:p>154.6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7984" calcext:value-type="float">
            <text:p>154.5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75816" calcext:value-type="float">
            <text:p>153.9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8488" calcext:value-type="float">
            <text:p>154.0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10512" calcext:value-type="float">
            <text:p>154.2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19072" calcext:value-type="float">
            <text:p>154.1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25296" calcext:value-type="float">
            <text:p>153.6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5344" calcext:value-type="float">
            <text:p>153.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3632" calcext:value-type="float">
            <text:p>153.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24128" calcext:value-type="float">
            <text:p>153.4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77368" calcext:value-type="float">
            <text:p>152.6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3904" calcext:value-type="float">
            <text:p>152.3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0728" calcext:value-type="float">
            <text:p>152.8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13944" calcext:value-type="float">
            <text:p>152.7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49224" calcext:value-type="float">
            <text:p>153.0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1628" calcext:value-type="float">
            <text:p>153.1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2168" calcext:value-type="float">
            <text:p>152.9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13232" calcext:value-type="float">
            <text:p>153.1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858" calcext:value-type="float">
            <text:p>153.0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4488" calcext:value-type="float">
            <text:p>153.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3008" calcext:value-type="float">
            <text:p>152.0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8248" calcext:value-type="float">
            <text:p>152.0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8248" calcext:value-type="float">
            <text:p>152.0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5952" calcext:value-type="float">
            <text:p>152.0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6808" calcext:value-type="float">
            <text:p>152.0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31776" calcext:value-type="float">
            <text:p>152.1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0168" calcext:value-type="float">
            <text:p>152.2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92736" calcext:value-type="float">
            <text:p>152.1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53112" calcext:value-type="float">
            <text:p>152.1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31776" calcext:value-type="float">
            <text:p>152.1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9312" calcext:value-type="float">
            <text:p>152.2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9312" calcext:value-type="float">
            <text:p>152.2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26848" calcext:value-type="float">
            <text:p>152.3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1504" calcext:value-type="float">
            <text:p>152.2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2568" calcext:value-type="float">
            <text:p>152.3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3236" calcext:value-type="float">
            <text:p>152.2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6472" calcext:value-type="float">
            <text:p>152.3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37744" calcext:value-type="float">
            <text:p>152.6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3024" calcext:value-type="float">
            <text:p>152.9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9016" calcext:value-type="float">
            <text:p>152.9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768" calcext:value-type="float">
            <text:p>152.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13944" calcext:value-type="float">
            <text:p>152.7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9936" calcext:value-type="float">
            <text:p>152.6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13944" calcext:value-type="float">
            <text:p>152.7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29768" calcext:value-type="float">
            <text:p>152.8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912" calcext:value-type="float">
            <text:p>152.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15112" calcext:value-type="float">
            <text:p>152.9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9496" calcext:value-type="float">
            <text:p>152.9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4488" calcext:value-type="float">
            <text:p>153.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3632" calcext:value-type="float">
            <text:p>153.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6868" calcext:value-type="float">
            <text:p>153.2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90016" calcext:value-type="float">
            <text:p>153.2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67968" calcext:value-type="float">
            <text:p>153.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95856" calcext:value-type="float">
            <text:p>154.2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0176" calcext:value-type="float">
            <text:p>154.5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4352" calcext:value-type="float">
            <text:p>154.4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764" calcext:value-type="float">
            <text:p>154.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57528" calcext:value-type="float">
            <text:p>153.9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23288" calcext:value-type="float">
            <text:p>154.3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68424" calcext:value-type="float">
            <text:p>154.2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1356" calcext:value-type="float">
            <text:p>154.2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31264" calcext:value-type="float">
            <text:p>154.1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42872" calcext:value-type="float">
            <text:p>154.0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21536" calcext:value-type="float">
            <text:p>154.0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3728" calcext:value-type="float">
            <text:p>154.0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3924" calcext:value-type="float">
            <text:p>153.9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95984" calcext:value-type="float">
            <text:p>153.7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90144" calcext:value-type="float">
            <text:p>152.7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94944" calcext:value-type="float">
            <text:p>153.0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388" calcext:value-type="float">
            <text:p>152.9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716" calcext:value-type="float">
            <text:p>152.5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3236" calcext:value-type="float">
            <text:p>152.2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21592" calcext:value-type="float">
            <text:p>151.4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412" calcext:value-type="float">
            <text:p>151.0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412" calcext:value-type="float">
            <text:p>151.0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412" calcext:value-type="float">
            <text:p>151.0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412" calcext:value-type="float">
            <text:p>151.0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412" calcext:value-type="float">
            <text:p>151.0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412" calcext:value-type="float">
            <text:p>151.0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40592" calcext:value-type="float">
            <text:p>151.0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00384" calcext:value-type="float">
            <text:p>150.9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82096" calcext:value-type="float">
            <text:p>150.8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33328" calcext:value-type="float">
            <text:p>150.8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9904" calcext:value-type="float">
            <text:p>150.8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4664" calcext:value-type="float">
            <text:p>150.8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522" calcext:value-type="float">
            <text:p>150.9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7232" calcext:value-type="float">
            <text:p>150.8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3912" calcext:value-type="float">
            <text:p>150.9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6" calcext:value-type="float">
            <text:p>150.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9904" calcext:value-type="float">
            <text:p>150.8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1072" calcext:value-type="float">
            <text:p>151.0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76584" calcext:value-type="float">
            <text:p>150.9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696" calcext:value-type="float">
            <text:p>150.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1316" calcext:value-type="float">
            <text:p>151.0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1316" calcext:value-type="float">
            <text:p>151.0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268" calcext:value-type="float">
            <text:p>150.9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3848" calcext:value-type="float">
            <text:p>151.1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74704" calcext:value-type="float">
            <text:p>151.1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936" calcext:value-type="float">
            <text:p>151.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56416" calcext:value-type="float">
            <text:p>151.1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47856" calcext:value-type="float">
            <text:p>151.2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0104" calcext:value-type="float">
            <text:p>152.4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21792" calcext:value-type="float">
            <text:p>153.0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5448" calcext:value-type="float">
            <text:p>152.5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5368" calcext:value-type="float">
            <text:p>151.9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4968" calcext:value-type="float">
            <text:p>152.5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24" calcext:value-type="float">
            <text:p>152.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4968" calcext:value-type="float">
            <text:p>152.5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76" calcext:value-type="float">
            <text:p>152.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68736" calcext:value-type="float">
            <text:p>150.6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10112" calcext:value-type="float">
            <text:p>151.0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36248" calcext:value-type="float">
            <text:p>151.3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0188" calcext:value-type="float">
            <text:p>152.2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3592" calcext:value-type="float">
            <text:p>152.1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69648" calcext:value-type="float">
            <text:p>151.8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0272" calcext:value-type="float">
            <text:p>151.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046" calcext:value-type="float">
            <text:p>151.1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4272" calcext:value-type="float">
            <text:p>150.0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828" calcext:value-type="float">
            <text:p>150.0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2184" calcext:value-type="float">
            <text:p>150.0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5232" calcext:value-type="float">
            <text:p>150.0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2328" calcext:value-type="float">
            <text:p>150.4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8424" calcext:value-type="float">
            <text:p>150.4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2952" calcext:value-type="float">
            <text:p>150.8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3104" calcext:value-type="float">
            <text:p>149.8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21976" calcext:value-type="float">
            <text:p>149.9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8176" calcext:value-type="float">
            <text:p>149.9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3416" calcext:value-type="float">
            <text:p>150.0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0368" calcext:value-type="float">
            <text:p>150.0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2936" calcext:value-type="float">
            <text:p>149.9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2936" calcext:value-type="float">
            <text:p>149.9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732" calcext:value-type="float">
            <text:p>150.0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78" calcext:value-type="float">
            <text:p>150.0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06736" calcext:value-type="float">
            <text:p>149.9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208" calcext:value-type="float">
            <text:p>149.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256" calcext:value-type="float">
            <text:p>150.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256" calcext:value-type="float">
            <text:p>150.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7904" calcext:value-type="float">
            <text:p>150.1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7904" calcext:value-type="float">
            <text:p>150.1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78" calcext:value-type="float">
            <text:p>150.0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9136" calcext:value-type="float">
            <text:p>150.0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14" calcext:value-type="float">
            <text:p>150.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6776" calcext:value-type="float">
            <text:p>150.2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3728" calcext:value-type="float">
            <text:p>150.2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3248" calcext:value-type="float">
            <text:p>150.1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924" calcext:value-type="float">
            <text:p>150.1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45064" calcext:value-type="float">
            <text:p>150.2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91952" calcext:value-type="float">
            <text:p>150.4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62768" calcext:value-type="float">
            <text:p>150.1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75544" calcext:value-type="float">
            <text:p>150.2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9176" calcext:value-type="float">
            <text:p>150.3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9656" calcext:value-type="float">
            <text:p>150.4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9072" calcext:value-type="float">
            <text:p>150.3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9552" calcext:value-type="float">
            <text:p>150.3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88" calcext:value-type="float">
            <text:p>150.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9448" calcext:value-type="float">
            <text:p>150.2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18216" calcext:value-type="float">
            <text:p>150.3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784" calcext:value-type="float">
            <text:p>150.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832" calcext:value-type="float">
            <text:p>150.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2224" calcext:value-type="float">
            <text:p>150.3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5376" calcext:value-type="float">
            <text:p>150.4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07192" calcext:value-type="float">
            <text:p>150.5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0344" calcext:value-type="float">
            <text:p>150.5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98632" calcext:value-type="float">
            <text:p>150.5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73536" calcext:value-type="float">
            <text:p>150.9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46688" calcext:value-type="float">
            <text:p>151.0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8088" calcext:value-type="float">
            <text:p>150.8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936" calcext:value-type="float">
            <text:p>151.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6312" calcext:value-type="float">
            <text:p>151.0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936" calcext:value-type="float">
            <text:p>151.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128" calcext:value-type="float">
            <text:p>151.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1608" calcext:value-type="float">
            <text:p>151.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17832" calcext:value-type="float">
            <text:p>151.8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9776" calcext:value-type="float">
            <text:p>151.3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8008" calcext:value-type="float">
            <text:p>150.1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7152" calcext:value-type="float">
            <text:p>150.1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2328" calcext:value-type="float">
            <text:p>150.4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2936" calcext:value-type="float">
            <text:p>149.9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4272" calcext:value-type="float">
            <text:p>150.0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6464" calcext:value-type="float">
            <text:p>150.0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9344" calcext:value-type="float">
            <text:p>150.1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4664" calcext:value-type="float">
            <text:p>150.8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3264" calcext:value-type="float">
            <text:p>151.0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52456" calcext:value-type="float">
            <text:p>149.9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368" calcext:value-type="float">
            <text:p>151.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8008" calcext:value-type="float">
            <text:p>150.1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38512" calcext:value-type="float">
            <text:p>149.6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584" calcext:value-type="float">
            <text:p>149.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38512" calcext:value-type="float">
            <text:p>149.6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29952" calcext:value-type="float">
            <text:p>149.7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29952" calcext:value-type="float">
            <text:p>149.7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4712" calcext:value-type="float">
            <text:p>149.7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20808" calcext:value-type="float">
            <text:p>149.7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6424" calcext:value-type="float">
            <text:p>149.6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90912" calcext:value-type="float">
            <text:p>149.7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3" calcext:value-type="float">
            <text:p>149.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824" calcext:value-type="float">
            <text:p>149.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51288" calcext:value-type="float">
            <text:p>149.7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75672" calcext:value-type="float">
            <text:p>149.7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54336" calcext:value-type="float">
            <text:p>149.7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1768" calcext:value-type="float">
            <text:p>149.7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9472" calcext:value-type="float">
            <text:p>149.6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66528" calcext:value-type="float">
            <text:p>149.7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2144" calcext:value-type="float">
            <text:p>149.7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86824" calcext:value-type="float">
            <text:p>149.0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41104" calcext:value-type="float">
            <text:p>149.0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26448" calcext:value-type="float">
            <text:p>149.1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5424" calcext:value-type="float">
            <text:p>149.3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2432" calcext:value-type="float">
            <text:p>150.5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34624" calcext:value-type="float">
            <text:p>150.5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85856" calcext:value-type="float">
            <text:p>150.4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4896" calcext:value-type="float">
            <text:p>150.4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9552" calcext:value-type="float">
            <text:p>150.3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4792" calcext:value-type="float">
            <text:p>150.3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6296" calcext:value-type="float">
            <text:p>150.1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2184" calcext:value-type="float">
            <text:p>150.0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7808" calcext:value-type="float">
            <text:p>148.5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9304" calcext:value-type="float">
            <text:p>149.8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58552" calcext:value-type="float">
            <text:p>149.9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12248" calcext:value-type="float">
            <text:p>149.8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2608" calcext:value-type="float">
            <text:p>148.8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31248" calcext:value-type="float">
            <text:p>149.4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35464" calcext:value-type="float">
            <text:p>149.6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5824" calcext:value-type="float">
            <text:p>148.7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4968" calcext:value-type="float">
            <text:p>148.7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0752" calcext:value-type="float">
            <text:p>148.5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67952" calcext:value-type="float">
            <text:p>148.9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02648" calcext:value-type="float">
            <text:p>149.2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0648" calcext:value-type="float">
            <text:p>148.4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6576" calcext:value-type="float">
            <text:p>148.6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808" calcext:value-type="float">
            <text:p>148.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3592" calcext:value-type="float">
            <text:p>148.3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96936" calcext:value-type="float">
            <text:p>147.6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3408" calcext:value-type="float">
            <text:p>147.6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56144" calcext:value-type="float">
            <text:p>147.4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6352" calcext:value-type="float">
            <text:p>147.5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17104" calcext:value-type="float">
            <text:p>147.5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0256" calcext:value-type="float">
            <text:p>147.5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3304" calcext:value-type="float">
            <text:p>147.5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3304" calcext:value-type="float">
            <text:p>147.5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94" calcext:value-type="float">
            <text:p>147.5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9232" calcext:value-type="float">
            <text:p>147.7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04912" calcext:value-type="float">
            <text:p>147.5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35392" calcext:value-type="float">
            <text:p>147.5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32928" calcext:value-type="float">
            <text:p>147.6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4744" calcext:value-type="float">
            <text:p>147.6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18" calcext:value-type="float">
            <text:p>147.7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4744" calcext:value-type="float">
            <text:p>147.6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324" calcext:value-type="float">
            <text:p>147.8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136" calcext:value-type="float">
            <text:p>148.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512" calcext:value-type="float">
            <text:p>147.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32928" calcext:value-type="float">
            <text:p>147.6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1696" calcext:value-type="float">
            <text:p>147.6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8168" calcext:value-type="float">
            <text:p>147.6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1696" calcext:value-type="float">
            <text:p>147.6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92264" calcext:value-type="float">
            <text:p>146.8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31888" calcext:value-type="float">
            <text:p>146.9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28256" calcext:value-type="float">
            <text:p>146.8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6376" calcext:value-type="float">
            <text:p>147.0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2744" calcext:value-type="float">
            <text:p>146.9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2744" calcext:value-type="float">
            <text:p>146.9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884" calcext:value-type="float">
            <text:p>146.9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41032" calcext:value-type="float">
            <text:p>146.9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71512" calcext:value-type="float">
            <text:p>146.9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6856" calcext:value-type="float">
            <text:p>147.0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28256" calcext:value-type="float">
            <text:p>146.8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61784" calcext:value-type="float">
            <text:p>146.8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01408" calcext:value-type="float">
            <text:p>146.9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8088" calcext:value-type="float">
            <text:p>147.0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3328" calcext:value-type="float">
            <text:p>147.0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6" calcext:value-type="float">
            <text:p>147.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6856" calcext:value-type="float">
            <text:p>147.0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05624" calcext:value-type="float">
            <text:p>147.1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92848" calcext:value-type="float">
            <text:p>146.9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8192" calcext:value-type="float">
            <text:p>147.0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38568" calcext:value-type="float">
            <text:p>147.0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53224" calcext:value-type="float">
            <text:p>146.9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98" calcext:value-type="float">
            <text:p>146.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5144" calcext:value-type="float">
            <text:p>147.0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98" calcext:value-type="float">
            <text:p>146.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504" calcext:value-type="float">
            <text:p>147.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076" calcext:value-type="float">
            <text:p>147.0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05624" calcext:value-type="float">
            <text:p>147.1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3808" calcext:value-type="float">
            <text:p>147.0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84288" calcext:value-type="float">
            <text:p>147.0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6208" calcext:value-type="float">
            <text:p>147.2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9424" calcext:value-type="float">
            <text:p>147.0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47712" calcext:value-type="float">
            <text:p>147.0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60488" calcext:value-type="float">
            <text:p>147.1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87336" calcext:value-type="float">
            <text:p>147.0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1172" calcext:value-type="float">
            <text:p>147.1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20864" calcext:value-type="float">
            <text:p>147.1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30008" calcext:value-type="float">
            <text:p>147.1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4888" calcext:value-type="float">
            <text:p>147.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73264" calcext:value-type="float">
            <text:p>147.2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21448" calcext:value-type="float">
            <text:p>147.2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0696" calcext:value-type="float">
            <text:p>147.3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6208" calcext:value-type="float">
            <text:p>147.2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316" calcext:value-type="float">
            <text:p>147.2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6412" calcext:value-type="float">
            <text:p>147.2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64704" calcext:value-type="float">
            <text:p>147.3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98232" calcext:value-type="float">
            <text:p>147.3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07376" calcext:value-type="float">
            <text:p>147.4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036" calcext:value-type="float">
            <text:p>147.6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1232" calcext:value-type="float">
            <text:p>148.5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968" calcext:value-type="float">
            <text:p>147.9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7728" calcext:value-type="float">
            <text:p>147.9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0688" calcext:value-type="float">
            <text:p>148.7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3112" calcext:value-type="float">
            <text:p>148.3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0544" calcext:value-type="float">
            <text:p>148.3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8144" calcext:value-type="float">
            <text:p>148.2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32928" calcext:value-type="float">
            <text:p>147.6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27416" calcext:value-type="float">
            <text:p>147.7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8376" calcext:value-type="float">
            <text:p>147.7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3512" calcext:value-type="float">
            <text:p>147.7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2744" calcext:value-type="float">
            <text:p>146.9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4576" calcext:value-type="float">
            <text:p>147.8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72808" calcext:value-type="float">
            <text:p>146.6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33768" calcext:value-type="float">
            <text:p>146.7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60616" calcext:value-type="float">
            <text:p>146.6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89216" calcext:value-type="float">
            <text:p>146.8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1992" calcext:value-type="float">
            <text:p>147.0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6416" calcext:value-type="float">
            <text:p>147.3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54392" calcext:value-type="float">
            <text:p>147.1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1472" calcext:value-type="float">
            <text:p>146.6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26" calcext:value-type="float">
            <text:p>146.5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99656" calcext:value-type="float">
            <text:p>146.5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3936" calcext:value-type="float">
            <text:p>146.5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91096" calcext:value-type="float">
            <text:p>146.6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3936" calcext:value-type="float">
            <text:p>146.5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2404" calcext:value-type="float">
            <text:p>146.6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736" calcext:value-type="float">
            <text:p>146.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03872" calcext:value-type="float">
            <text:p>146.8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02448" calcext:value-type="float">
            <text:p>147.6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02448" calcext:value-type="float">
            <text:p>147.6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308" calcext:value-type="float">
            <text:p>146.5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03288" calcext:value-type="float">
            <text:p>146.7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83832" calcext:value-type="float">
            <text:p>146.4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3728" calcext:value-type="float">
            <text:p>146.4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2592" calcext:value-type="float">
            <text:p>146.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2224" calcext:value-type="float">
            <text:p>146.5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2592" calcext:value-type="float">
            <text:p>146.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4116" calcext:value-type="float">
            <text:p>146.4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0888" calcext:value-type="float">
            <text:p>146.5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8696" calcext:value-type="float">
            <text:p>146.5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9824" calcext:value-type="float">
            <text:p>146.4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9552" calcext:value-type="float">
            <text:p>146.5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87464" calcext:value-type="float">
            <text:p>146.5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4312" calcext:value-type="float">
            <text:p>146.5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5272" calcext:value-type="float">
            <text:p>146.5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6984" calcext:value-type="float">
            <text:p>146.5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41744" calcext:value-type="float">
            <text:p>146.5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0032" calcext:value-type="float">
            <text:p>146.5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6232" calcext:value-type="float">
            <text:p>146.6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0408" calcext:value-type="float">
            <text:p>146.5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2404" calcext:value-type="float">
            <text:p>146.6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0408" calcext:value-type="float">
            <text:p>146.5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5272" calcext:value-type="float">
            <text:p>146.5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2704" calcext:value-type="float">
            <text:p>146.6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0408" calcext:value-type="float">
            <text:p>146.5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20992" calcext:value-type="float">
            <text:p>146.6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96024" calcext:value-type="float">
            <text:p>146.4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9176" calcext:value-type="float">
            <text:p>146.5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8424" calcext:value-type="float">
            <text:p>146.6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17944" calcext:value-type="float">
            <text:p>146.6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2704" calcext:value-type="float">
            <text:p>146.6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84416" calcext:value-type="float">
            <text:p>146.5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27088" calcext:value-type="float">
            <text:p>146.6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5376" calcext:value-type="float">
            <text:p>146.6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17944" calcext:value-type="float">
            <text:p>146.6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66712" calcext:value-type="float">
            <text:p>146.6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03288" calcext:value-type="float">
            <text:p>146.7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032" calcext:value-type="float">
            <text:p>147.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81112" calcext:value-type="float">
            <text:p>147.5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51928" calcext:value-type="float">
            <text:p>147.2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70344" calcext:value-type="float">
            <text:p>146.7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79488" calcext:value-type="float">
            <text:p>146.7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452" calcext:value-type="float">
            <text:p>146.6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928" calcext:value-type="float">
            <text:p>146.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0408" calcext:value-type="float">
            <text:p>146.5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5272" calcext:value-type="float">
            <text:p>146.5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26" calcext:value-type="float">
            <text:p>146.5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736" calcext:value-type="float">
            <text:p>146.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8688" calcext:value-type="float">
            <text:p>146.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4312" calcext:value-type="float">
            <text:p>146.5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2592" calcext:value-type="float">
            <text:p>146.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9824" calcext:value-type="float">
            <text:p>146.4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6504" calcext:value-type="float">
            <text:p>146.5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3352" calcext:value-type="float">
            <text:p>146.4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64" calcext:value-type="float">
            <text:p>146.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736" calcext:value-type="float">
            <text:p>146.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35064" calcext:value-type="float">
            <text:p>146.4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5648" calcext:value-type="float">
            <text:p>146.5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0212" calcext:value-type="float">
            <text:p>146.5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64" calcext:value-type="float">
            <text:p>146.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83832" calcext:value-type="float">
            <text:p>146.4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6984" calcext:value-type="float">
            <text:p>146.5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8488" calcext:value-type="float">
            <text:p>146.3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07632" calcext:value-type="float">
            <text:p>146.4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8488" calcext:value-type="float">
            <text:p>146.3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65544" calcext:value-type="float">
            <text:p>146.4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62496" calcext:value-type="float">
            <text:p>146.4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3936" calcext:value-type="float">
            <text:p>146.5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44792" calcext:value-type="float">
            <text:p>146.5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0888" calcext:value-type="float">
            <text:p>146.5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8696" calcext:value-type="float">
            <text:p>146.5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5752" calcext:value-type="float">
            <text:p>146.6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736" calcext:value-type="float">
            <text:p>146.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96024" calcext:value-type="float">
            <text:p>146.4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88" calcext:value-type="float">
            <text:p>146.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832" calcext:value-type="float">
            <text:p>146.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2704" calcext:value-type="float">
            <text:p>146.6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88" calcext:value-type="float">
            <text:p>146.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97192" calcext:value-type="float">
            <text:p>146.6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24624" calcext:value-type="float">
            <text:p>146.7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81952" calcext:value-type="float">
            <text:p>146.6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91096" calcext:value-type="float">
            <text:p>146.6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78904" calcext:value-type="float">
            <text:p>146.6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18528" calcext:value-type="float">
            <text:p>146.7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544" calcext:value-type="float">
            <text:p>146.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66712" calcext:value-type="float">
            <text:p>146.6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94728" calcext:value-type="float">
            <text:p>146.7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97192" calcext:value-type="float">
            <text:p>146.6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7568" calcext:value-type="float">
            <text:p>146.6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49008" calcext:value-type="float">
            <text:p>146.7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0024" calcext:value-type="float">
            <text:p>146.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52056" calcext:value-type="float">
            <text:p>146.7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77024" calcext:value-type="float">
            <text:p>146.8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00824" calcext:value-type="float">
            <text:p>146.8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07504" calcext:value-type="float">
            <text:p>146.9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6788" calcext:value-type="float">
            <text:p>146.8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6788" calcext:value-type="float">
            <text:p>146.8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6788" calcext:value-type="float">
            <text:p>146.8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41032" calcext:value-type="float">
            <text:p>146.9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98944" calcext:value-type="float">
            <text:p>146.9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3808" calcext:value-type="float">
            <text:p>147.0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6856" calcext:value-type="float">
            <text:p>147.0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27544" calcext:value-type="float">
            <text:p>147.2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71968" calcext:value-type="float">
            <text:p>147.5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0796" calcext:value-type="float">
            <text:p>147.5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27416" calcext:value-type="float">
            <text:p>147.7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1904" calcext:value-type="float">
            <text:p>147.8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1192" calcext:value-type="float">
            <text:p>148.2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56144" calcext:value-type="float">
            <text:p>147.4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17816" calcext:value-type="float">
            <text:p>147.1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6792" calcext:value-type="float">
            <text:p>147.3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6976" calcext:value-type="float">
            <text:p>148.0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66584" calcext:value-type="float">
            <text:p>147.1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2508" calcext:value-type="float">
            <text:p>147.3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04328" calcext:value-type="float">
            <text:p>147.4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224" calcext:value-type="float">
            <text:p>143.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3744" calcext:value-type="float">
            <text:p>143.4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8608" calcext:value-type="float">
            <text:p>143.5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7752" calcext:value-type="float">
            <text:p>143.5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2784" calcext:value-type="float">
            <text:p>143.4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9568" calcext:value-type="float">
            <text:p>143.6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9464" calcext:value-type="float">
            <text:p>143.5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7168" calcext:value-type="float">
            <text:p>143.4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412" calcext:value-type="float">
            <text:p>143.4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6792" calcext:value-type="float">
            <text:p>143.4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5352" calcext:value-type="float">
            <text:p>143.4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84" calcext:value-type="float">
            <text:p>143.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8296" calcext:value-type="float">
            <text:p>143.3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63976" calcext:value-type="float">
            <text:p>143.0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0016" calcext:value-type="float">
            <text:p>141.8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012" calcext:value-type="float">
            <text:p>141.9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7008" calcext:value-type="float">
            <text:p>142.1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5088" calcext:value-type="float">
            <text:p>142.0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3584" calcext:value-type="float">
            <text:p>142.2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32328" calcext:value-type="float">
            <text:p>142.8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124" calcext:value-type="float">
            <text:p>143.2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312" calcext:value-type="float">
            <text:p>143.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1112" calcext:value-type="float">
            <text:p>143.7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1592" calcext:value-type="float">
            <text:p>143.8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9776" calcext:value-type="float">
            <text:p>143.7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3784" calcext:value-type="float">
            <text:p>143.8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4328" calcext:value-type="float">
            <text:p>143.5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32" calcext:value-type="float">
            <text:p>143.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7168" calcext:value-type="float">
            <text:p>143.4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5768" calcext:value-type="float">
            <text:p>143.6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6896" calcext:value-type="float">
            <text:p>143.5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7376" calcext:value-type="float">
            <text:p>143.5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124" calcext:value-type="float">
            <text:p>143.2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6856" calcext:value-type="float">
            <text:p>143.2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7228" calcext:value-type="float">
            <text:p>143.9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036" calcext:value-type="float">
            <text:p>143.8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988" calcext:value-type="float">
            <text:p>143.8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93032" calcext:value-type="float">
            <text:p>143.8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8752" calcext:value-type="float">
            <text:p>143.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5976" calcext:value-type="float">
            <text:p>143.8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512" calcext:value-type="float">
            <text:p>143.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0296" calcext:value-type="float">
            <text:p>144.1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7896" calcext:value-type="float">
            <text:p>143.9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0464" calcext:value-type="float">
            <text:p>143.9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6288" calcext:value-type="float">
            <text:p>144.0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56" calcext:value-type="float">
            <text:p>143.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56" calcext:value-type="float">
            <text:p>143.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71696" calcext:value-type="float">
            <text:p>143.8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08856" calcext:value-type="float">
            <text:p>144.0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3992" calcext:value-type="float">
            <text:p>143.9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656" calcext:value-type="float">
            <text:p>143.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4264" calcext:value-type="float">
            <text:p>143.8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0736" calcext:value-type="float">
            <text:p>143.8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8168" calcext:value-type="float">
            <text:p>143.8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8064" calcext:value-type="float">
            <text:p>143.7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2448" calcext:value-type="float">
            <text:p>143.7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6352" calcext:value-type="float">
            <text:p>143.7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416" calcext:value-type="float">
            <text:p>143.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3784" calcext:value-type="float">
            <text:p>143.8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656" calcext:value-type="float">
            <text:p>143.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5496" calcext:value-type="float">
            <text:p>143.7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6248" calcext:value-type="float">
            <text:p>143.7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6624" calcext:value-type="float">
            <text:p>143.6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4912" calcext:value-type="float">
            <text:p>143.6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4432" calcext:value-type="float">
            <text:p>143.6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1008" calcext:value-type="float">
            <text:p>143.7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7688" calcext:value-type="float">
            <text:p>143.8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4432" calcext:value-type="float">
            <text:p>143.6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5768" calcext:value-type="float">
            <text:p>143.6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7752" calcext:value-type="float">
            <text:p>143.5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8232" calcext:value-type="float">
            <text:p>143.5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8128" calcext:value-type="float">
            <text:p>143.5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0696" calcext:value-type="float">
            <text:p>143.4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46" calcext:value-type="float">
            <text:p>143.4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2304" calcext:value-type="float">
            <text:p>143.4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936" calcext:value-type="float">
            <text:p>143.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744" calcext:value-type="float">
            <text:p>143.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076" calcext:value-type="float">
            <text:p>143.2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688" calcext:value-type="float">
            <text:p>142.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628" calcext:value-type="float">
            <text:p>141.6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5024" calcext:value-type="float">
            <text:p>142.3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728" calcext:value-type="float">
            <text:p>142.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1144" calcext:value-type="float">
            <text:p>141.7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7176" calcext:value-type="float">
            <text:p>141.9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8656" calcext:value-type="float">
            <text:p>142.4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6528" calcext:value-type="float">
            <text:p>142.1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4336" calcext:value-type="float">
            <text:p>142.1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6152" calcext:value-type="float">
            <text:p>142.1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0952" calcext:value-type="float">
            <text:p>142.4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1032" calcext:value-type="float">
            <text:p>143.1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6608" calcext:value-type="float">
            <text:p>142.7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6608" calcext:value-type="float">
            <text:p>142.7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652" calcext:value-type="float">
            <text:p>143.6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3472" calcext:value-type="float">
            <text:p>143.6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604" calcext:value-type="float">
            <text:p>143.5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25064" calcext:value-type="float">
            <text:p>142.6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2912" calcext:value-type="float">
            <text:p>142.9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464" calcext:value-type="float">
            <text:p>143.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4096" calcext:value-type="float">
            <text:p>144.0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656" calcext:value-type="float">
            <text:p>143.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0276" calcext:value-type="float">
            <text:p>144.0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84" calcext:value-type="float">
            <text:p>143.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8192" calcext:value-type="float">
            <text:p>143.2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8248" calcext:value-type="float">
            <text:p>144.4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1504" calcext:value-type="float">
            <text:p>144.6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9352" calcext:value-type="float">
            <text:p>144.9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74488" calcext:value-type="float">
            <text:p>144.8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50688" calcext:value-type="float">
            <text:p>144.9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0376" calcext:value-type="float">
            <text:p>144.7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476" calcext:value-type="float">
            <text:p>144.7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9248" calcext:value-type="float">
            <text:p>144.8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9248" calcext:value-type="float">
            <text:p>144.8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9728" calcext:value-type="float">
            <text:p>144.8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3152" calcext:value-type="float">
            <text:p>144.8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9624" calcext:value-type="float">
            <text:p>144.8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58664" calcext:value-type="float">
            <text:p>144.7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62296" calcext:value-type="float">
            <text:p>144.8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70856" calcext:value-type="float">
            <text:p>144.7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1336" calcext:value-type="float">
            <text:p>144.8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3048" calcext:value-type="float">
            <text:p>144.7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9624" calcext:value-type="float">
            <text:p>144.8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7432" calcext:value-type="float">
            <text:p>144.8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952" calcext:value-type="float">
            <text:p>144.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55032" calcext:value-type="float">
            <text:p>144.6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67224" calcext:value-type="float">
            <text:p>144.6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70856" calcext:value-type="float">
            <text:p>144.7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5808" calcext:value-type="float">
            <text:p>144.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6848" calcext:value-type="float">
            <text:p>144.7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15992" calcext:value-type="float">
            <text:p>144.7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3424" calcext:value-type="float">
            <text:p>144.7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9688" calcext:value-type="float">
            <text:p>144.5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4552" calcext:value-type="float">
            <text:p>144.6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804" calcext:value-type="float">
            <text:p>144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8144" calcext:value-type="float">
            <text:p>144.4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468" calcext:value-type="float">
            <text:p>144.1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3264" calcext:value-type="float">
            <text:p>143.4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84" calcext:value-type="float">
            <text:p>143.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3592" calcext:value-type="float">
            <text:p>144.5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52" calcext:value-type="float">
            <text:p>144.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9064" calcext:value-type="float">
            <text:p>144.1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2112" calcext:value-type="float">
            <text:p>144.1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5848" calcext:value-type="float">
            <text:p>144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096" calcext:value-type="float">
            <text:p>144.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9524" calcext:value-type="float">
            <text:p>144.7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0504" calcext:value-type="float">
            <text:p>144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6016" calcext:value-type="float">
            <text:p>144.1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9648" calcext:value-type="float">
            <text:p>144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3048" calcext:value-type="float">
            <text:p>144.7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9896" calcext:value-type="float">
            <text:p>144.7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03928" calcext:value-type="float">
            <text:p>144.2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3552" calcext:value-type="float">
            <text:p>144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04512" calcext:value-type="float">
            <text:p>144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1712" calcext:value-type="float">
            <text:p>144.7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4448" calcext:value-type="float">
            <text:p>144.5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61128" calcext:value-type="float">
            <text:p>144.6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82336" calcext:value-type="float">
            <text:p>145.1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9288" calcext:value-type="float">
            <text:p>145.1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8808" calcext:value-type="float">
            <text:p>145.1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25008" calcext:value-type="float">
            <text:p>145.2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93944" calcext:value-type="float">
            <text:p>145.0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02504" calcext:value-type="float">
            <text:p>145.0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3464" calcext:value-type="float">
            <text:p>145.0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2712" calcext:value-type="float">
            <text:p>145.1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51272" calcext:value-type="float">
            <text:p>145.0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93944" calcext:value-type="float">
            <text:p>145.0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24424" calcext:value-type="float">
            <text:p>145.1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3568" calcext:value-type="float">
            <text:p>145.1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89016" calcext:value-type="float">
            <text:p>145.2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3672" calcext:value-type="float">
            <text:p>145.2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6512" calcext:value-type="float">
            <text:p>145.0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576" calcext:value-type="float">
            <text:p>145.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384" calcext:value-type="float">
            <text:p>145.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6616" calcext:value-type="float">
            <text:p>145.1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1528" calcext:value-type="float">
            <text:p>145.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4152" calcext:value-type="float">
            <text:p>145.2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624" calcext:value-type="float">
            <text:p>145.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6512" calcext:value-type="float">
            <text:p>145.0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06136" calcext:value-type="float">
            <text:p>145.1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1152" calcext:value-type="float">
            <text:p>145.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672" calcext:value-type="float">
            <text:p>145.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64048" calcext:value-type="float">
            <text:p>145.1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848" calcext:value-type="float">
            <text:p>145.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9768" calcext:value-type="float">
            <text:p>145.2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3192" calcext:value-type="float">
            <text:p>145.1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672" calcext:value-type="float">
            <text:p>145.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88432" calcext:value-type="float">
            <text:p>145.1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87848" calcext:value-type="float">
            <text:p>145.0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72" calcext:value-type="float">
            <text:p>145.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4152" calcext:value-type="float">
            <text:p>145.2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72" calcext:value-type="float">
            <text:p>145.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3296" calcext:value-type="float">
            <text:p>145.2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95112" calcext:value-type="float">
            <text:p>145.2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95112" calcext:value-type="float">
            <text:p>145.2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5912" calcext:value-type="float">
            <text:p>145.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79872" calcext:value-type="float">
            <text:p>145.2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55488" calcext:value-type="float">
            <text:p>145.2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89016" calcext:value-type="float">
            <text:p>145.2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7408" calcext:value-type="float">
            <text:p>145.3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3504" calcext:value-type="float">
            <text:p>145.3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3504" calcext:value-type="float">
            <text:p>145.3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59704" calcext:value-type="float">
            <text:p>145.4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3128" calcext:value-type="float">
            <text:p>145.4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92648" calcext:value-type="float">
            <text:p>145.3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6552" calcext:value-type="float">
            <text:p>145.3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9628" calcext:value-type="float">
            <text:p>145.4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51144" calcext:value-type="float">
            <text:p>145.5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34024" calcext:value-type="float">
            <text:p>145.7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79744" calcext:value-type="float">
            <text:p>145.7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468" calcext:value-type="float">
            <text:p>145.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04712" calcext:value-type="float">
            <text:p>145.9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23" calcext:value-type="float">
            <text:p>145.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63208" calcext:value-type="float">
            <text:p>146.0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1444" calcext:value-type="float">
            <text:p>146.0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06464" calcext:value-type="float">
            <text:p>146.2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1548" calcext:value-type="float">
            <text:p>146.7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184" calcext:value-type="float">
            <text:p>147.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0128" calcext:value-type="float">
            <text:p>147.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79944" calcext:value-type="float">
            <text:p>147.3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67168" calcext:value-type="float">
            <text:p>147.2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54392" calcext:value-type="float">
            <text:p>147.1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9048" calcext:value-type="float">
            <text:p>147.0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37984" calcext:value-type="float">
            <text:p>146.9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89216" calcext:value-type="float">
            <text:p>146.8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6984" calcext:value-type="float">
            <text:p>146.5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67424" calcext:value-type="float">
            <text:p>146.2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802" calcext:value-type="float">
            <text:p>146.3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6616" calcext:value-type="float">
            <text:p>145.1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25136" calcext:value-type="float">
            <text:p>144.7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4008" calcext:value-type="float">
            <text:p>144.8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6872" calcext:value-type="float">
            <text:p>145.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1236" calcext:value-type="float">
            <text:p>144.6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85512" calcext:value-type="float">
            <text:p>144.6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096" calcext:value-type="float">
            <text:p>144.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38368" calcext:value-type="float">
            <text:p>145.4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21832" calcext:value-type="float">
            <text:p>145.7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19496" calcext:value-type="float">
            <text:p>145.3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6768" calcext:value-type="float">
            <text:p>145.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07888" calcext:value-type="float">
            <text:p>145.4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09056" calcext:value-type="float">
            <text:p>145.6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8896" calcext:value-type="float">
            <text:p>144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6852" calcext:value-type="float">
            <text:p>144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804" calcext:value-type="float">
            <text:p>144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9752" calcext:value-type="float">
            <text:p>144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0712" calcext:value-type="float">
            <text:p>144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17288" calcext:value-type="float">
            <text:p>144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1776" calcext:value-type="float">
            <text:p>144.5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48224" calcext:value-type="float">
            <text:p>145.0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6744" calcext:value-type="float">
            <text:p>144.6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69104" calcext:value-type="float">
            <text:p>144.4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4344" calcext:value-type="float">
            <text:p>144.4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9856" calcext:value-type="float">
            <text:p>144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664" calcext:value-type="float">
            <text:p>144.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0648" calcext:value-type="float">
            <text:p>144.6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2152" calcext:value-type="float">
            <text:p>144.4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66056" calcext:value-type="float">
            <text:p>144.4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9312" calcext:value-type="float">
            <text:p>144.6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8832" calcext:value-type="float">
            <text:p>144.5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9312" calcext:value-type="float">
            <text:p>144.6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51984" calcext:value-type="float">
            <text:p>144.6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3112" calcext:value-type="float">
            <text:p>144.5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3216" calcext:value-type="float">
            <text:p>144.6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048" calcext:value-type="float">
            <text:p>144.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91608" calcext:value-type="float">
            <text:p>144.6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38" calcext:value-type="float">
            <text:p>144.7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15992" calcext:value-type="float">
            <text:p>144.7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37328" calcext:value-type="float">
            <text:p>144.7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34864" calcext:value-type="float">
            <text:p>144.8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7432" calcext:value-type="float">
            <text:p>144.8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98872" calcext:value-type="float">
            <text:p>144.8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81168" calcext:value-type="float">
            <text:p>144.9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9352" calcext:value-type="float">
            <text:p>144.9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92776" calcext:value-type="float">
            <text:p>144.8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88888" calcext:value-type="float">
            <text:p>145.7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8824" calcext:value-type="float">
            <text:p>146.0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8876" calcext:value-type="float">
            <text:p>146.2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4552" calcext:value-type="float">
            <text:p>144.6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84216" calcext:value-type="float">
            <text:p>144.9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66256" calcext:value-type="float">
            <text:p>146.0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3464" calcext:value-type="float">
            <text:p>145.0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3488" calcext:value-type="float">
            <text:p>144.4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27472" calcext:value-type="float">
            <text:p>145.1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952" calcext:value-type="float">
            <text:p>144.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7808" calcext:value-type="float">
            <text:p>144.7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3448" calcext:value-type="float">
            <text:p>144.1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0544" calcext:value-type="float">
            <text:p>144.5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92904" calcext:value-type="float">
            <text:p>144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04512" calcext:value-type="float">
            <text:p>144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61256" calcext:value-type="float">
            <text:p>144.1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6016" calcext:value-type="float">
            <text:p>144.1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8564" calcext:value-type="float">
            <text:p>144.1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612" calcext:value-type="float">
            <text:p>144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91736" calcext:value-type="float">
            <text:p>144.1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6016" calcext:value-type="float">
            <text:p>144.1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5536" calcext:value-type="float">
            <text:p>144.1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0276" calcext:value-type="float">
            <text:p>144.0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992" calcext:value-type="float">
            <text:p>144.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516" calcext:value-type="float">
            <text:p>144.1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61256" calcext:value-type="float">
            <text:p>144.1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04" calcext:value-type="float">
            <text:p>144.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1632" calcext:value-type="float">
            <text:p>144.1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2488" calcext:value-type="float">
            <text:p>144.1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88688" calcext:value-type="float">
            <text:p>144.1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7936" calcext:value-type="float">
            <text:p>144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2216" calcext:value-type="float">
            <text:p>144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97832" calcext:value-type="float">
            <text:p>144.1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516" calcext:value-type="float">
            <text:p>144.1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66" calcext:value-type="float">
            <text:p>144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3552" calcext:value-type="float">
            <text:p>144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9168" calcext:value-type="float">
            <text:p>144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7708" calcext:value-type="float">
            <text:p>144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8416" calcext:value-type="float">
            <text:p>144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328" calcext:value-type="float">
            <text:p>144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1712" calcext:value-type="float">
            <text:p>144.7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5096" calcext:value-type="float">
            <text:p>144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9648" calcext:value-type="float">
            <text:p>144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55744" calcext:value-type="float">
            <text:p>144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5264" calcext:value-type="float">
            <text:p>144.2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8896" calcext:value-type="float">
            <text:p>144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0128" calcext:value-type="float">
            <text:p>144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6432" calcext:value-type="float">
            <text:p>144.4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6808" calcext:value-type="float">
            <text:p>144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0128" calcext:value-type="float">
            <text:p>144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8416" calcext:value-type="float">
            <text:p>144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2048" calcext:value-type="float">
            <text:p>144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95952" calcext:value-type="float">
            <text:p>144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8896" calcext:value-type="float">
            <text:p>144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8248" calcext:value-type="float">
            <text:p>144.4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0816" calcext:value-type="float">
            <text:p>144.4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616" calcext:value-type="float">
            <text:p>144.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5888" calcext:value-type="float">
            <text:p>144.6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5888" calcext:value-type="float">
            <text:p>144.6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38368" calcext:value-type="float">
            <text:p>145.4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75072" calcext:value-type="float">
            <text:p>144.9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68976" calcext:value-type="float">
            <text:p>144.9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956" calcext:value-type="float">
            <text:p>145.0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94528" calcext:value-type="float">
            <text:p>145.1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7408" calcext:value-type="float">
            <text:p>145.3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32272" calcext:value-type="float">
            <text:p>145.4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68848" calcext:value-type="float">
            <text:p>145.4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36488" calcext:value-type="float">
            <text:p>145.6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74104" calcext:value-type="float">
            <text:p>146.3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3856" calcext:value-type="float">
            <text:p>145.9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3856" calcext:value-type="float">
            <text:p>145.9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3856" calcext:value-type="float">
            <text:p>145.9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3856" calcext:value-type="float">
            <text:p>145.9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79744" calcext:value-type="float">
            <text:p>145.7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30392" calcext:value-type="float">
            <text:p>145.6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3128" calcext:value-type="float">
            <text:p>145.4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7408" calcext:value-type="float">
            <text:p>145.3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6344" calcext:value-type="float">
            <text:p>145.2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01792" calcext:value-type="float">
            <text:p>145.4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54904" calcext:value-type="float">
            <text:p>145.1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31816" calcext:value-type="float">
            <text:p>144.8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0752" calcext:value-type="float">
            <text:p>144.7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7584" calcext:value-type="float">
            <text:p>143.7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77792" calcext:value-type="float">
            <text:p>143.8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0112" calcext:value-type="float">
            <text:p>143.3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2304" calcext:value-type="float">
            <text:p>143.4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0968" calcext:value-type="float">
            <text:p>143.3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364" calcext:value-type="float">
            <text:p>143.4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2824" calcext:value-type="float">
            <text:p>143.7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4976" calcext:value-type="float">
            <text:p>143.4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3784" calcext:value-type="float">
            <text:p>143.8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5728" calcext:value-type="float">
            <text:p>143.3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4392" calcext:value-type="float">
            <text:p>143.3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8296" calcext:value-type="float">
            <text:p>143.3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2096" calcext:value-type="float">
            <text:p>143.2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0864" calcext:value-type="float">
            <text:p>143.3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268" calcext:value-type="float">
            <text:p>143.3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5248" calcext:value-type="float">
            <text:p>143.3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4768" calcext:value-type="float">
            <text:p>143.3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4016" calcext:value-type="float">
            <text:p>143.3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8296" calcext:value-type="float">
            <text:p>143.3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5248" calcext:value-type="float">
            <text:p>143.3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4872" calcext:value-type="float">
            <text:p>143.3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1448" calcext:value-type="float">
            <text:p>143.4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5352" calcext:value-type="float">
            <text:p>143.4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84" calcext:value-type="float">
            <text:p>143.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8024" calcext:value-type="float">
            <text:p>143.4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0696" calcext:value-type="float">
            <text:p>143.4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7272" calcext:value-type="float">
            <text:p>143.5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6584" calcext:value-type="float">
            <text:p>143.3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4976" calcext:value-type="float">
            <text:p>143.4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46" calcext:value-type="float">
            <text:p>143.4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6792" calcext:value-type="float">
            <text:p>143.4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1656" calcext:value-type="float">
            <text:p>143.5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4808" calcext:value-type="float">
            <text:p>143.6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6896" calcext:value-type="float">
            <text:p>143.5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5456" calcext:value-type="float">
            <text:p>143.4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7856" calcext:value-type="float">
            <text:p>143.6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7104" calcext:value-type="float">
            <text:p>143.7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1384" calcext:value-type="float">
            <text:p>143.6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4056" calcext:value-type="float">
            <text:p>143.7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94" calcext:value-type="float">
            <text:p>143.7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9024" calcext:value-type="float">
            <text:p>143.8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1048" calcext:value-type="float">
            <text:p>144.0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1296" calcext:value-type="float">
            <text:p>144.4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8352" calcext:value-type="float">
            <text:p>144.5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6512" calcext:value-type="float">
            <text:p>145.0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6704" calcext:value-type="float">
            <text:p>144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3472" calcext:value-type="float">
            <text:p>143.6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9776" calcext:value-type="float">
            <text:p>143.7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9624" calcext:value-type="float">
            <text:p>144.8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3968" calcext:value-type="float">
            <text:p>144.5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044" calcext:value-type="float">
            <text:p>144.4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4992" calcext:value-type="float">
            <text:p>144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97248" calcext:value-type="float">
            <text:p>144.0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6584" calcext:value-type="float">
            <text:p>143.3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4096" calcext:value-type="float">
            <text:p>144.0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2368" calcext:value-type="float">
            <text:p>143.1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3224" calcext:value-type="float">
            <text:p>143.1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7984" calcext:value-type="float">
            <text:p>143.1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7984" calcext:value-type="float">
            <text:p>143.1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7984" calcext:value-type="float">
            <text:p>143.1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408" calcext:value-type="float">
            <text:p>143.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3328" calcext:value-type="float">
            <text:p>143.2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98" calcext:value-type="float">
            <text:p>143.1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3328" calcext:value-type="float">
            <text:p>143.2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9904" calcext:value-type="float">
            <text:p>143.2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744" calcext:value-type="float">
            <text:p>143.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5248" calcext:value-type="float">
            <text:p>143.3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1616" calcext:value-type="float">
            <text:p>143.2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0112" calcext:value-type="float">
            <text:p>143.3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8984" calcext:value-type="float">
            <text:p>143.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184" calcext:value-type="float">
            <text:p>144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7608" calcext:value-type="float">
            <text:p>143.1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456" calcext:value-type="float">
            <text:p>143.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2472" calcext:value-type="float">
            <text:p>143.2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6272" calcext:value-type="float">
            <text:p>143.1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6168" calcext:value-type="float">
            <text:p>143.0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1512" calcext:value-type="float">
            <text:p>143.1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82264" calcext:value-type="float">
            <text:p>143.0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0656" calcext:value-type="float">
            <text:p>143.1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9904" calcext:value-type="float">
            <text:p>143.2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7336" calcext:value-type="float">
            <text:p>143.2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5416" calcext:value-type="float">
            <text:p>143.1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6376" calcext:value-type="float">
            <text:p>143.2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8568" calcext:value-type="float">
            <text:p>143.2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1616" calcext:value-type="float">
            <text:p>143.2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0656" calcext:value-type="float">
            <text:p>143.1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076" calcext:value-type="float">
            <text:p>143.2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744" calcext:value-type="float">
            <text:p>143.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696" calcext:value-type="float">
            <text:p>143.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3536" calcext:value-type="float">
            <text:p>143.3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8984" calcext:value-type="float">
            <text:p>143.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272" calcext:value-type="float">
            <text:p>143.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0672" calcext:value-type="float">
            <text:p>144.0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0464" calcext:value-type="float">
            <text:p>143.9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7376" calcext:value-type="float">
            <text:p>143.5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0968" calcext:value-type="float">
            <text:p>143.3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3056" calcext:value-type="float">
            <text:p>143.3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5872" calcext:value-type="float">
            <text:p>143.7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3744" calcext:value-type="float">
            <text:p>143.4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1176" calcext:value-type="float">
            <text:p>143.5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5184" calcext:value-type="float">
            <text:p>143.5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8984" calcext:value-type="float">
            <text:p>143.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652" calcext:value-type="float">
            <text:p>143.6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0464" calcext:value-type="float">
            <text:p>143.9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5536" calcext:value-type="float">
            <text:p>144.1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6896" calcext:value-type="float">
            <text:p>143.5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4408" calcext:value-type="float">
            <text:p>144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8296" calcext:value-type="float">
            <text:p>143.3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6312" calcext:value-type="float">
            <text:p>143.4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2304" calcext:value-type="float">
            <text:p>143.4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7272" calcext:value-type="float">
            <text:p>143.5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704" calcext:value-type="float">
            <text:p>143.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3264" calcext:value-type="float">
            <text:p>143.4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2844" calcext:value-type="float">
            <text:p>143.7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472" calcext:value-type="float">
            <text:p>144.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18" calcext:value-type="float">
            <text:p>144.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5888" calcext:value-type="float">
            <text:p>144.6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8816" calcext:value-type="float">
            <text:p>143.6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6728" calcext:value-type="float">
            <text:p>143.7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0592" calcext:value-type="float">
            <text:p>143.4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3264" calcext:value-type="float">
            <text:p>143.4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28184" calcext:value-type="float">
            <text:p>144.7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5304" calcext:value-type="float">
            <text:p>144.5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0232" calcext:value-type="float">
            <text:p>144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3264" calcext:value-type="float">
            <text:p>143.4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7728" calcext:value-type="float">
            <text:p>144.1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3992" calcext:value-type="float">
            <text:p>143.9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1944" calcext:value-type="float">
            <text:p>144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9504" calcext:value-type="float">
            <text:p>143.8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312" calcext:value-type="float">
            <text:p>143.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2844" calcext:value-type="float">
            <text:p>143.7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2576" calcext:value-type="float">
            <text:p>143.2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9692" calcext:value-type="float">
            <text:p>142.9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91408" calcext:value-type="float">
            <text:p>143.0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2368" calcext:value-type="float">
            <text:p>143.1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8648" calcext:value-type="float">
            <text:p>143.8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54832" calcext:value-type="float">
            <text:p>143.0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3352" calcext:value-type="float">
            <text:p>142.6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308" calcext:value-type="float">
            <text:p>142.7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784" calcext:value-type="float">
            <text:p>142.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9992" calcext:value-type="float">
            <text:p>142.4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3624" calcext:value-type="float">
            <text:p>142.5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27528" calcext:value-type="float">
            <text:p>142.5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18968" calcext:value-type="float">
            <text:p>142.6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76296" calcext:value-type="float">
            <text:p>142.5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1912" calcext:value-type="float">
            <text:p>142.5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972" calcext:value-type="float">
            <text:p>142.5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34208" calcext:value-type="float">
            <text:p>142.6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4136" calcext:value-type="float">
            <text:p>144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7736" calcext:value-type="float">
            <text:p>142.6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3728" calcext:value-type="float">
            <text:p>142.6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9448" calcext:value-type="float">
            <text:p>142.6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9656" calcext:value-type="float">
            <text:p>142.7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88" calcext:value-type="float">
            <text:p>142.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6752" calcext:value-type="float">
            <text:p>143.1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932" calcext:value-type="float">
            <text:p>143.1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07944" calcext:value-type="float">
            <text:p>142.8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9008" calcext:value-type="float">
            <text:p>142.9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648" calcext:value-type="float">
            <text:p>143.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544" calcext:value-type="float">
            <text:p>142.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1912" calcext:value-type="float">
            <text:p>142.5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0304" calcext:value-type="float">
            <text:p>142.6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3728" calcext:value-type="float">
            <text:p>142.6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0304" calcext:value-type="float">
            <text:p>142.6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19552" calcext:value-type="float">
            <text:p>142.7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25648" calcext:value-type="float">
            <text:p>142.7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25648" calcext:value-type="float">
            <text:p>142.7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25648" calcext:value-type="float">
            <text:p>142.7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77464" calcext:value-type="float">
            <text:p>142.7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5856" calcext:value-type="float">
            <text:p>142.8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74" calcext:value-type="float">
            <text:p>143.0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04184" calcext:value-type="float">
            <text:p>143.2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9856" calcext:value-type="float">
            <text:p>144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52696" calcext:value-type="float">
            <text:p>144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2784" calcext:value-type="float">
            <text:p>143.4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7312" calcext:value-type="float">
            <text:p>143.8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8584" calcext:value-type="float">
            <text:p>144.1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99712" calcext:value-type="float">
            <text:p>143.9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3888" calcext:value-type="float">
            <text:p>143.8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7376" calcext:value-type="float">
            <text:p>143.5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2304" calcext:value-type="float">
            <text:p>143.4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6416" calcext:value-type="float">
            <text:p>143.5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1184" calcext:value-type="float">
            <text:p>142.0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1976" calcext:value-type="float">
            <text:p>142.3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9576" calcext:value-type="float">
            <text:p>142.1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1768" calcext:value-type="float">
            <text:p>142.1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1936" calcext:value-type="float">
            <text:p>141.9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5464" calcext:value-type="float">
            <text:p>142.0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1936" calcext:value-type="float">
            <text:p>141.9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7008" calcext:value-type="float">
            <text:p>142.1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016" calcext:value-type="float">
            <text:p>142.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4272" calcext:value-type="float">
            <text:p>142.3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016" calcext:value-type="float">
            <text:p>142.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1288" calcext:value-type="float">
            <text:p>142.1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06192" calcext:value-type="float">
            <text:p>142.5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1872" calcext:value-type="float">
            <text:p>142.2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82976" calcext:value-type="float">
            <text:p>142.6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42184" calcext:value-type="float">
            <text:p>142.4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5608" calcext:value-type="float">
            <text:p>142.4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3" calcext:value-type="float">
            <text:p>142.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7216" calcext:value-type="float">
            <text:p>142.3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0784" calcext:value-type="float">
            <text:p>142.6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25064" calcext:value-type="float">
            <text:p>142.6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8408" calcext:value-type="float">
            <text:p>141.9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3608" calcext:value-type="float">
            <text:p>141.6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1792" calcext:value-type="float">
            <text:p>141.5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7784" calcext:value-type="float">
            <text:p>141.5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7032" calcext:value-type="float">
            <text:p>141.6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1416" calcext:value-type="float">
            <text:p>141.6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8032" calcext:value-type="float">
            <text:p>141.9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0328" calcext:value-type="float">
            <text:p>142.0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92" calcext:value-type="float">
            <text:p>142.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6528" calcext:value-type="float">
            <text:p>142.1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2624" calcext:value-type="float">
            <text:p>142.1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5672" calcext:value-type="float">
            <text:p>142.1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9096" calcext:value-type="float">
            <text:p>142.1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7384" calcext:value-type="float">
            <text:p>142.1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204" calcext:value-type="float">
            <text:p>142.0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4336" calcext:value-type="float">
            <text:p>142.1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01392" calcext:value-type="float">
            <text:p>142.2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82008" calcext:value-type="float">
            <text:p>144.0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396" calcext:value-type="float">
            <text:p>142.1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9248" calcext:value-type="float">
            <text:p>141.0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6096" calcext:value-type="float">
            <text:p>140.9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5136" calcext:value-type="float">
            <text:p>140.9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904" calcext:value-type="float">
            <text:p>140.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096" calcext:value-type="float">
            <text:p>141.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8288" calcext:value-type="float">
            <text:p>140.9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18768" calcext:value-type="float">
            <text:p>141.0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7056" calcext:value-type="float">
            <text:p>141.0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9624" calcext:value-type="float">
            <text:p>141.0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5824" calcext:value-type="float">
            <text:p>141.0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4112" calcext:value-type="float">
            <text:p>141.1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24864" calcext:value-type="float">
            <text:p>141.0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8288" calcext:value-type="float">
            <text:p>140.9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1544" calcext:value-type="float">
            <text:p>141.1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6304" calcext:value-type="float">
            <text:p>141.1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6304" calcext:value-type="float">
            <text:p>141.1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5448" calcext:value-type="float">
            <text:p>141.1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1544" calcext:value-type="float">
            <text:p>141.1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1168" calcext:value-type="float">
            <text:p>141.1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4696" calcext:value-type="float">
            <text:p>141.2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7744" calcext:value-type="float">
            <text:p>141.2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6992" calcext:value-type="float">
            <text:p>141.2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8056" calcext:value-type="float">
            <text:p>141.4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4152" calcext:value-type="float">
            <text:p>141.4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6448" calcext:value-type="float">
            <text:p>141.5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0248" calcext:value-type="float">
            <text:p>141.4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05864" calcext:value-type="float">
            <text:p>141.4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6616" calcext:value-type="float">
            <text:p>141.3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5384" calcext:value-type="float">
            <text:p>141.3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4904" calcext:value-type="float">
            <text:p>141.3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9872" calcext:value-type="float">
            <text:p>141.4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3776" calcext:value-type="float">
            <text:p>141.4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7888" calcext:value-type="float">
            <text:p>141.5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58" calcext:value-type="float">
            <text:p>141.6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03144" calcext:value-type="float">
            <text:p>142.5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2392" calcext:value-type="float">
            <text:p>142.5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4792" calcext:value-type="float">
            <text:p>142.7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6776" calcext:value-type="float">
            <text:p>142.6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0184" calcext:value-type="float">
            <text:p>141.6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7952" calcext:value-type="float">
            <text:p>141.3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1584" calcext:value-type="float">
            <text:p>141.4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97632" calcext:value-type="float">
            <text:p>142.5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6344" calcext:value-type="float">
            <text:p>141.4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2776" calcext:value-type="float">
            <text:p>141.0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9768" calcext:value-type="float">
            <text:p>141.3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728" calcext:value-type="float">
            <text:p>142.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6152" calcext:value-type="float">
            <text:p>142.1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3152" calcext:value-type="float">
            <text:p>141.0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4552" calcext:value-type="float">
            <text:p>140.8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192" calcext:value-type="float">
            <text:p>141.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0104" calcext:value-type="float">
            <text:p>141.0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52" calcext:value-type="float">
            <text:p>140.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5304" calcext:value-type="float">
            <text:p>140.7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3008" calcext:value-type="float">
            <text:p>140.6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948" calcext:value-type="float">
            <text:p>140.6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996" calcext:value-type="float">
            <text:p>140.6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2256" calcext:value-type="float">
            <text:p>140.7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1104" calcext:value-type="float">
            <text:p>141.4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4296" calcext:value-type="float">
            <text:p>141.8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6512" calcext:value-type="float">
            <text:p>141.2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98144" calcext:value-type="float">
            <text:p>140.5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5056" calcext:value-type="float">
            <text:p>140.2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1152" calcext:value-type="float">
            <text:p>140.2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848" calcext:value-type="float">
            <text:p>140.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7728" calcext:value-type="float">
            <text:p>140.3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9544" calcext:value-type="float">
            <text:p>140.3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7728" calcext:value-type="float">
            <text:p>140.3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9272" calcext:value-type="float">
            <text:p>140.4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1632" calcext:value-type="float">
            <text:p>140.3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3344" calcext:value-type="float">
            <text:p>140.2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4032" calcext:value-type="float">
            <text:p>140.4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8416" calcext:value-type="float">
            <text:p>140.4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0504" calcext:value-type="float">
            <text:p>140.4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9272" calcext:value-type="float">
            <text:p>140.4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232" calcext:value-type="float">
            <text:p>140.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5368" calcext:value-type="float">
            <text:p>140.4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0712" calcext:value-type="float">
            <text:p>140.5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328" calcext:value-type="float">
            <text:p>140.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2804" calcext:value-type="float">
            <text:p>140.5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424" calcext:value-type="float">
            <text:p>140.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472" calcext:value-type="float">
            <text:p>140.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67664" calcext:value-type="float">
            <text:p>140.5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5952" calcext:value-type="float">
            <text:p>140.5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52" calcext:value-type="float">
            <text:p>140.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5784" calcext:value-type="float">
            <text:p>140.7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9584" calcext:value-type="float">
            <text:p>140.6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2256" calcext:value-type="float">
            <text:p>140.7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7872" calcext:value-type="float">
            <text:p>140.7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2568" calcext:value-type="float">
            <text:p>140.9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62" calcext:value-type="float">
            <text:p>141.0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1896" calcext:value-type="float">
            <text:p>141.6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2336" calcext:value-type="float">
            <text:p>141.3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84528" calcext:value-type="float">
            <text:p>141.3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3296" calcext:value-type="float">
            <text:p>141.4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91336" calcext:value-type="float">
            <text:p>140.9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7288" calcext:value-type="float">
            <text:p>140.6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852" calcext:value-type="float">
            <text:p>140.5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9" calcext:value-type="float">
            <text:p>140.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74344" calcext:value-type="float">
            <text:p>140.6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1024" calcext:value-type="float">
            <text:p>140.7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188" calcext:value-type="float">
            <text:p>140.7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0104" calcext:value-type="float">
            <text:p>141.0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6032" calcext:value-type="float">
            <text:p>141.2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4984" calcext:value-type="float">
            <text:p>141.9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86" calcext:value-type="float">
            <text:p>141.1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3816" calcext:value-type="float">
            <text:p>141.7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3024" calcext:value-type="float">
            <text:p>141.5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1" calcext:value-type="float">
            <text:p>141.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7896" calcext:value-type="float">
            <text:p>140.1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708" calcext:value-type="float">
            <text:p>140.4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424" calcext:value-type="float">
            <text:p>140.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1984" calcext:value-type="float">
            <text:p>140.8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8416" calcext:value-type="float">
            <text:p>140.4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5744" calcext:value-type="float">
            <text:p>140.4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0984" calcext:value-type="float">
            <text:p>140.4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9376" calcext:value-type="float">
            <text:p>140.5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32" calcext:value-type="float">
            <text:p>139.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2384" calcext:value-type="float">
            <text:p>140.2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1528" calcext:value-type="float">
            <text:p>140.2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0192" calcext:value-type="float">
            <text:p>140.2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5536" calcext:value-type="float">
            <text:p>140.3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992" calcext:value-type="float">
            <text:p>140.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66" calcext:value-type="float">
            <text:p>140.4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9544" calcext:value-type="float">
            <text:p>140.3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992" calcext:value-type="float">
            <text:p>140.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7936" calcext:value-type="float">
            <text:p>140.4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5368" calcext:value-type="float">
            <text:p>140.4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2424" calcext:value-type="float">
            <text:p>140.5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852" calcext:value-type="float">
            <text:p>140.5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1672" calcext:value-type="float">
            <text:p>140.6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8728" calcext:value-type="float">
            <text:p>140.6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712" calcext:value-type="float">
            <text:p>140.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616" calcext:value-type="float">
            <text:p>140.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1128" calcext:value-type="float">
            <text:p>140.8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91336" calcext:value-type="float">
            <text:p>140.9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524" calcext:value-type="float">
            <text:p>140.9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2568" calcext:value-type="float">
            <text:p>140.9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472" calcext:value-type="float">
            <text:p>140.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2568" calcext:value-type="float">
            <text:p>140.9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0648" calcext:value-type="float">
            <text:p>140.8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3576" calcext:value-type="float">
            <text:p>141.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344" calcext:value-type="float">
            <text:p>141.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8056" calcext:value-type="float">
            <text:p>141.4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5136" calcext:value-type="float">
            <text:p>140.9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8496" calcext:value-type="float">
            <text:p>141.1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5024" calcext:value-type="float">
            <text:p>142.3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5504" calcext:value-type="float">
            <text:p>142.3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824" calcext:value-type="float">
            <text:p>142.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9536" calcext:value-type="float">
            <text:p>141.8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392" calcext:value-type="float">
            <text:p>141.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624" calcext:value-type="float">
            <text:p>141.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008" calcext:value-type="float">
            <text:p>141.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264" calcext:value-type="float">
            <text:p>139.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324" calcext:value-type="float">
            <text:p>140.2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324" calcext:value-type="float">
            <text:p>140.2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4928" calcext:value-type="float">
            <text:p>140.7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8416" calcext:value-type="float">
            <text:p>140.4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392" calcext:value-type="float">
            <text:p>141.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24864" calcext:value-type="float">
            <text:p>141.0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7056" calcext:value-type="float">
            <text:p>141.0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3968" calcext:value-type="float">
            <text:p>140.7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744" calcext:value-type="float">
            <text:p>139.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6208" calcext:value-type="float">
            <text:p>139.5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2304" calcext:value-type="float">
            <text:p>139.5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0112" calcext:value-type="float">
            <text:p>139.5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412" calcext:value-type="float">
            <text:p>139.6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71552" calcext:value-type="float">
            <text:p>139.6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6688" calcext:value-type="float">
            <text:p>139.6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34976" calcext:value-type="float">
            <text:p>139.6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364" calcext:value-type="float">
            <text:p>139.6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2888" calcext:value-type="float">
            <text:p>139.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5936" calcext:value-type="float">
            <text:p>139.6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032" calcext:value-type="float">
            <text:p>139.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556" calcext:value-type="float">
            <text:p>139.7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128" calcext:value-type="float">
            <text:p>139.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7856" calcext:value-type="float">
            <text:p>139.8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6248" calcext:value-type="float">
            <text:p>139.9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5872" calcext:value-type="float">
            <text:p>139.9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15392" calcext:value-type="float">
            <text:p>139.9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6144" calcext:value-type="float">
            <text:p>139.8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556" calcext:value-type="float">
            <text:p>139.7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7376" calcext:value-type="float">
            <text:p>139.7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2928" calcext:value-type="float">
            <text:p>140.0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9024" calcext:value-type="float">
            <text:p>140.0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8336" calcext:value-type="float">
            <text:p>139.8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0632" calcext:value-type="float">
            <text:p>139.9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0904" calcext:value-type="float">
            <text:p>139.8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8796" calcext:value-type="float">
            <text:p>139.8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988" calcext:value-type="float">
            <text:p>140.0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6288" calcext:value-type="float">
            <text:p>140.2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1528" calcext:value-type="float">
            <text:p>140.2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2008" calcext:value-type="float">
            <text:p>140.2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14424" calcext:value-type="float">
            <text:p>141.3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8184" calcext:value-type="float">
            <text:p>140.9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0584" calcext:value-type="float">
            <text:p>141.0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196" calcext:value-type="float">
            <text:p>141.4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0256" calcext:value-type="float">
            <text:p>139.9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5056" calcext:value-type="float">
            <text:p>140.2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9064" calcext:value-type="float">
            <text:p>140.3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0936" calcext:value-type="float">
            <text:p>141.6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0936" calcext:value-type="float">
            <text:p>141.6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192" calcext:value-type="float">
            <text:p>141.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63904" calcext:value-type="float">
            <text:p>140.9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3592" calcext:value-type="float">
            <text:p>140.7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472" calcext:value-type="float">
            <text:p>140.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2256" calcext:value-type="float">
            <text:p>140.7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808" calcext:value-type="float">
            <text:p>140.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9584" calcext:value-type="float">
            <text:p>140.6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0336" calcext:value-type="float">
            <text:p>140.6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7248" calcext:value-type="float">
            <text:p>140.2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072" calcext:value-type="float">
            <text:p>139.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8568" calcext:value-type="float">
            <text:p>139.4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9256" calcext:value-type="float">
            <text:p>139.5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48464" calcext:value-type="float">
            <text:p>139.3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0408" calcext:value-type="float">
            <text:p>138.9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6024" calcext:value-type="float">
            <text:p>138.8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8216" calcext:value-type="float">
            <text:p>138.8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9928" calcext:value-type="float">
            <text:p>138.8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6024" calcext:value-type="float">
            <text:p>138.8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928" calcext:value-type="float">
            <text:p>139.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928" calcext:value-type="float">
            <text:p>139.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0784" calcext:value-type="float">
            <text:p>138.8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784" calcext:value-type="float">
            <text:p>138.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832" calcext:value-type="float">
            <text:p>138.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3832" calcext:value-type="float">
            <text:p>138.8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25376" calcext:value-type="float">
            <text:p>139.0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928" calcext:value-type="float">
            <text:p>139.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1848" calcext:value-type="float">
            <text:p>138.9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0408" calcext:value-type="float">
            <text:p>138.9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832" calcext:value-type="float">
            <text:p>138.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1368" calcext:value-type="float">
            <text:p>138.9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308" calcext:value-type="float">
            <text:p>138.9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928" calcext:value-type="float">
            <text:p>139.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928" calcext:value-type="float">
            <text:p>139.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93016" calcext:value-type="float">
            <text:p>139.1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4624" calcext:value-type="float">
            <text:p>139.1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8528" calcext:value-type="float">
            <text:p>139.0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74144" calcext:value-type="float">
            <text:p>139.0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174" calcext:value-type="float">
            <text:p>139.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96064" calcext:value-type="float">
            <text:p>139.1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0216" calcext:value-type="float">
            <text:p>139.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408" calcext:value-type="float">
            <text:p>139.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98" calcext:value-type="float">
            <text:p>139.3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792" calcext:value-type="float">
            <text:p>139.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1616" calcext:value-type="float">
            <text:p>139.4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552" calcext:value-type="float">
            <text:p>139.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7128" calcext:value-type="float">
            <text:p>139.3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8592" calcext:value-type="float">
            <text:p>138.8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7672" calcext:value-type="float">
            <text:p>139.1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7672" calcext:value-type="float">
            <text:p>139.1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3056" calcext:value-type="float">
            <text:p>139.5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3872" calcext:value-type="float">
            <text:p>139.1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0216" calcext:value-type="float">
            <text:p>139.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4936" calcext:value-type="float">
            <text:p>139.3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8192" calcext:value-type="float">
            <text:p>139.4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5912" calcext:value-type="float">
            <text:p>140.2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0192" calcext:value-type="float">
            <text:p>140.2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1512" calcext:value-type="float">
            <text:p>139.3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80696" calcext:value-type="float">
            <text:p>139.6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0128" calcext:value-type="float">
            <text:p>140.4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848" calcext:value-type="float">
            <text:p>140.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9424" calcext:value-type="float">
            <text:p>139.4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6352" calcext:value-type="float">
            <text:p>139.9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5984" calcext:value-type="float">
            <text:p>138.5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256" calcext:value-type="float">
            <text:p>138.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684" calcext:value-type="float">
            <text:p>138.5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732" calcext:value-type="float">
            <text:p>138.5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0472" calcext:value-type="float">
            <text:p>138.6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9344" calcext:value-type="float">
            <text:p>138.7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25376" calcext:value-type="float">
            <text:p>139.0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2496" calcext:value-type="float">
            <text:p>138.8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932" calcext:value-type="float">
            <text:p>139.3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6648" calcext:value-type="float">
            <text:p>139.2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3912" calcext:value-type="float">
            <text:p>139.5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0304" calcext:value-type="float">
            <text:p>138.8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256" calcext:value-type="float">
            <text:p>138.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924" calcext:value-type="float">
            <text:p>138.6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64" calcext:value-type="float">
            <text:p>138.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604" calcext:value-type="float">
            <text:p>139.7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6896" calcext:value-type="float">
            <text:p>139.7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0008" calcext:value-type="float">
            <text:p>139.5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028" calcext:value-type="float">
            <text:p>139.4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0176" calcext:value-type="float">
            <text:p>139.3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2056" calcext:value-type="float">
            <text:p>139.1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14224" calcext:value-type="float">
            <text:p>139.7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3456" calcext:value-type="float">
            <text:p>138.9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6864" calcext:value-type="float">
            <text:p>137.9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7824" calcext:value-type="float">
            <text:p>138.0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3336" calcext:value-type="float">
            <text:p>137.9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6968" calcext:value-type="float">
            <text:p>138.0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1352" calcext:value-type="float">
            <text:p>138.0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7656" calcext:value-type="float">
            <text:p>138.2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1936" calcext:value-type="float">
            <text:p>138.1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7072" calcext:value-type="float">
            <text:p>138.1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7552" calcext:value-type="float">
            <text:p>138.1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48136" calcext:value-type="float">
            <text:p>138.2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776" calcext:value-type="float">
            <text:p>138.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6424" calcext:value-type="float">
            <text:p>138.2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3" calcext:value-type="float">
            <text:p>138.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2352" calcext:value-type="float">
            <text:p>138.4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348" calcext:value-type="float">
            <text:p>138.3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968" calcext:value-type="float">
            <text:p>138.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3688" calcext:value-type="float">
            <text:p>138.4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0952" calcext:value-type="float">
            <text:p>138.6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25832" calcext:value-type="float">
            <text:p>139.6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592" calcext:value-type="float">
            <text:p>138.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7256" calcext:value-type="float">
            <text:p>138.8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6728" calcext:value-type="float">
            <text:p>139.9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0424" calcext:value-type="float">
            <text:p>139.7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3808" calcext:value-type="float">
            <text:p>139.4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4296" calcext:value-type="float">
            <text:p>138.0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5048" calcext:value-type="float">
            <text:p>137.9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2104" calcext:value-type="float">
            <text:p>137.9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8592" calcext:value-type="float">
            <text:p>138.8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0016" calcext:value-type="float">
            <text:p>138.0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17784" calcext:value-type="float">
            <text:p>137.7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3912" calcext:value-type="float">
            <text:p>137.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3984" calcext:value-type="float">
            <text:p>137.7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484" calcext:value-type="float">
            <text:p>137.7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9224" calcext:value-type="float">
            <text:p>137.8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2856" calcext:value-type="float">
            <text:p>137.9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6008" calcext:value-type="float">
            <text:p>137.9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0664" calcext:value-type="float">
            <text:p>137.9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2856" calcext:value-type="float">
            <text:p>137.9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008" calcext:value-type="float">
            <text:p>137.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15776" calcext:value-type="float">
            <text:p>138.4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776" calcext:value-type="float">
            <text:p>138.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4192" calcext:value-type="float">
            <text:p>137.9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5048" calcext:value-type="float">
            <text:p>137.9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6008" calcext:value-type="float">
            <text:p>137.9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44" calcext:value-type="float">
            <text:p>138.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3816" calcext:value-type="float">
            <text:p>137.9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6968" calcext:value-type="float">
            <text:p>138.0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8216" calcext:value-type="float">
            <text:p>138.8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6384" calcext:value-type="float">
            <text:p>137.9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8368" calcext:value-type="float">
            <text:p>137.8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2856" calcext:value-type="float">
            <text:p>137.9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9912" calcext:value-type="float">
            <text:p>137.9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82" calcext:value-type="float">
            <text:p>137.9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3712" calcext:value-type="float">
            <text:p>137.9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3712" calcext:value-type="float">
            <text:p>137.9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0768" calcext:value-type="float">
            <text:p>137.9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1728" calcext:value-type="float">
            <text:p>138.0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33024" calcext:value-type="float">
            <text:p>137.7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5112" calcext:value-type="float">
            <text:p>137.6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864" calcext:value-type="float">
            <text:p>137.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36072" calcext:value-type="float">
            <text:p>137.7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816" calcext:value-type="float">
            <text:p>137.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36072" calcext:value-type="float">
            <text:p>137.7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2388" calcext:value-type="float">
            <text:p>137.7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75696" calcext:value-type="float">
            <text:p>137.7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4776" calcext:value-type="float">
            <text:p>138.0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3984" calcext:value-type="float">
            <text:p>137.7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7512" calcext:value-type="float">
            <text:p>137.8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4088" calcext:value-type="float">
            <text:p>137.8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1896" calcext:value-type="float">
            <text:p>137.8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628" calcext:value-type="float">
            <text:p>137.8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2752" calcext:value-type="float">
            <text:p>137.8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4088" calcext:value-type="float">
            <text:p>137.8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2376" calcext:value-type="float">
            <text:p>137.8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056" calcext:value-type="float">
            <text:p>137.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6864" calcext:value-type="float">
            <text:p>137.9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724" calcext:value-type="float">
            <text:p>137.9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296" calcext:value-type="float">
            <text:p>137.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0872" calcext:value-type="float">
            <text:p>138.0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4776" calcext:value-type="float">
            <text:p>138.0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6592" calcext:value-type="float">
            <text:p>138.0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6216" calcext:value-type="float">
            <text:p>138.1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6216" calcext:value-type="float">
            <text:p>138.1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012" calcext:value-type="float">
            <text:p>138.1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6216" calcext:value-type="float">
            <text:p>138.1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632" calcext:value-type="float">
            <text:p>138.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3856" calcext:value-type="float">
            <text:p>138.2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4336" calcext:value-type="float">
            <text:p>138.3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51056" calcext:value-type="float">
            <text:p>138.7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51056" calcext:value-type="float">
            <text:p>138.7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2456" calcext:value-type="float">
            <text:p>138.5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41656" calcext:value-type="float">
            <text:p>139.7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25376" calcext:value-type="float">
            <text:p>139.0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08256" calcext:value-type="float">
            <text:p>139.2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5456" calcext:value-type="float">
            <text:p>139.6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8336" calcext:value-type="float">
            <text:p>139.8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7816" calcext:value-type="float">
            <text:p>139.4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78" calcext:value-type="float">
            <text:p>138.6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6376" calcext:value-type="float">
            <text:p>139.4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1784" calcext:value-type="float">
            <text:p>139.2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2272" calcext:value-type="float">
            <text:p>137.8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9768" calcext:value-type="float">
            <text:p>137.5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0248" calcext:value-type="float">
            <text:p>137.6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9496" calcext:value-type="float">
            <text:p>137.6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34" calcext:value-type="float">
            <text:p>137.6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36072" calcext:value-type="float">
            <text:p>137.7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17784" calcext:value-type="float">
            <text:p>137.7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7888" calcext:value-type="float">
            <text:p>137.7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9432" calcext:value-type="float">
            <text:p>137.9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7552" calcext:value-type="float">
            <text:p>138.1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7736" calcext:value-type="float">
            <text:p>138.8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02" calcext:value-type="float">
            <text:p>138.7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2872" calcext:value-type="float">
            <text:p>138.8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1912" calcext:value-type="float">
            <text:p>138.7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2184" calcext:value-type="float">
            <text:p>138.6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5632" calcext:value-type="float">
            <text:p>138.0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4944" calcext:value-type="float">
            <text:p>137.8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4024" calcext:value-type="float">
            <text:p>138.1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7864" calcext:value-type="float">
            <text:p>138.3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8808" calcext:value-type="float">
            <text:p>137.5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24008" calcext:value-type="float">
            <text:p>137.2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048" calcext:value-type="float">
            <text:p>137.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864" calcext:value-type="float">
            <text:p>137.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17784" calcext:value-type="float">
            <text:p>137.7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78744" calcext:value-type="float">
            <text:p>137.7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11688" calcext:value-type="float">
            <text:p>137.7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69016" calcext:value-type="float">
            <text:p>137.6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1208" calcext:value-type="float">
            <text:p>137.6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02672" calcext:value-type="float">
            <text:p>137.2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4256" calcext:value-type="float">
            <text:p>137.6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3528" calcext:value-type="float">
            <text:p>137.1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1984" calcext:value-type="float">
            <text:p>137.0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3696" calcext:value-type="float">
            <text:p>137.0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5512" calcext:value-type="float">
            <text:p>137.0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24" calcext:value-type="float">
            <text:p>137.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2192" calcext:value-type="float">
            <text:p>137.1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6096" calcext:value-type="float">
            <text:p>137.1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84384" calcext:value-type="float">
            <text:p>137.1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77704" calcext:value-type="float">
            <text:p>137.0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6744" calcext:value-type="float">
            <text:p>137.0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808" calcext:value-type="float">
            <text:p>137.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362" calcext:value-type="float">
            <text:p>137.2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856" calcext:value-type="float">
            <text:p>137.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956" calcext:value-type="float">
            <text:p>137.4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24" calcext:value-type="float">
            <text:p>137.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24" calcext:value-type="float">
            <text:p>137.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7264" calcext:value-type="float">
            <text:p>137.3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55072" calcext:value-type="float">
            <text:p>137.3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2232" calcext:value-type="float">
            <text:p>137.4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76992" calcext:value-type="float">
            <text:p>137.4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2712" calcext:value-type="float">
            <text:p>137.5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98912" calcext:value-type="float">
            <text:p>137.5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496" calcext:value-type="float">
            <text:p>138.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68" calcext:value-type="float">
            <text:p>138.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9432" calcext:value-type="float">
            <text:p>137.9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4248" calcext:value-type="float">
            <text:p>139.1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976" calcext:value-type="float">
            <text:p>139.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6608" calcext:value-type="float">
            <text:p>138.9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5712" calcext:value-type="float">
            <text:p>138.6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6176" calcext:value-type="float">
            <text:p>137.8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5168" calcext:value-type="float">
            <text:p>138.8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7736" calcext:value-type="float">
            <text:p>138.8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3624" calcext:value-type="float">
            <text:p>138.7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156" calcext:value-type="float">
            <text:p>138.2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4696" calcext:value-type="float">
            <text:p>137.3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1416" calcext:value-type="float">
            <text:p>137.8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6304" calcext:value-type="float">
            <text:p>137.3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50272" calcext:value-type="float">
            <text:p>137.0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84968" calcext:value-type="float">
            <text:p>137.2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2464" calcext:value-type="float">
            <text:p>137.0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84968" calcext:value-type="float">
            <text:p>137.2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2388" calcext:value-type="float">
            <text:p>137.7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5424" calcext:value-type="float">
            <text:p>137.8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76" calcext:value-type="float">
            <text:p>137.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9624" calcext:value-type="float">
            <text:p>137.1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2776" calcext:value-type="float">
            <text:p>137.2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9688" calcext:value-type="float">
            <text:p>136.9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524" calcext:value-type="float">
            <text:p>137.1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3432" calcext:value-type="float">
            <text:p>137.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2064" calcext:value-type="float">
            <text:p>137.6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672" calcext:value-type="float">
            <text:p>137.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2776" calcext:value-type="float">
            <text:p>137.2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136" calcext:value-type="float">
            <text:p>136.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7936" calcext:value-type="float">
            <text:p>136.6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184" calcext:value-type="float">
            <text:p>136.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136" calcext:value-type="float">
            <text:p>136.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8896" calcext:value-type="float">
            <text:p>136.7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9272" calcext:value-type="float">
            <text:p>136.6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8896" calcext:value-type="float">
            <text:p>136.7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5368" calcext:value-type="float">
            <text:p>136.6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4408" calcext:value-type="float">
            <text:p>136.6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804" calcext:value-type="float">
            <text:p>136.7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804" calcext:value-type="float">
            <text:p>136.7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9272" calcext:value-type="float">
            <text:p>136.6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9272" calcext:value-type="float">
            <text:p>136.6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66" calcext:value-type="float">
            <text:p>136.6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804" calcext:value-type="float">
            <text:p>136.7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7936" calcext:value-type="float">
            <text:p>136.6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9" calcext:value-type="float">
            <text:p>136.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4512" calcext:value-type="float">
            <text:p>136.6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9104" calcext:value-type="float">
            <text:p>136.8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9856" calcext:value-type="float">
            <text:p>136.7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5096" calcext:value-type="float">
            <text:p>136.7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3008" calcext:value-type="float">
            <text:p>136.8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376" calcext:value-type="float">
            <text:p>136.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0816" calcext:value-type="float">
            <text:p>136.8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10064" calcext:value-type="float">
            <text:p>136.9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6432" calcext:value-type="float">
            <text:p>136.8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424" calcext:value-type="float">
            <text:p>136.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948" calcext:value-type="float">
            <text:p>136.8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664" calcext:value-type="float">
            <text:p>136.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4448" calcext:value-type="float">
            <text:p>136.9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1616" calcext:value-type="float">
            <text:p>136.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6264" calcext:value-type="float">
            <text:p>136.9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808" calcext:value-type="float">
            <text:p>137.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74656" calcext:value-type="float">
            <text:p>137.0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3696" calcext:value-type="float">
            <text:p>137.0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236" calcext:value-type="float">
            <text:p>136.9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6472" calcext:value-type="float">
            <text:p>137.1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9904" calcext:value-type="float">
            <text:p>137.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672" calcext:value-type="float">
            <text:p>137.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4232" calcext:value-type="float">
            <text:p>138.2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4792" calcext:value-type="float">
            <text:p>138.9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0952" calcext:value-type="float">
            <text:p>138.6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9224" calcext:value-type="float">
            <text:p>137.8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4944" calcext:value-type="float">
            <text:p>137.8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06" calcext:value-type="float">
            <text:p>138.1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38864" calcext:value-type="float">
            <text:p>138.7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6152" calcext:value-type="float">
            <text:p>138.3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3048" calcext:value-type="float">
            <text:p>137.1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14864" calcext:value-type="float">
            <text:p>137.2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9832" calcext:value-type="float">
            <text:p>137.3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872" calcext:value-type="float">
            <text:p>138.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2896" calcext:value-type="float">
            <text:p>138.2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0472" calcext:value-type="float">
            <text:p>138.6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1912" calcext:value-type="float">
            <text:p>138.7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552" calcext:value-type="float">
            <text:p>139.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8024" calcext:value-type="float">
            <text:p>139.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4624" calcext:value-type="float">
            <text:p>139.1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1952" calcext:value-type="float">
            <text:p>139.0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968" calcext:value-type="float">
            <text:p>138.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064" calcext:value-type="float">
            <text:p>138.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74144" calcext:value-type="float">
            <text:p>139.0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4792" calcext:value-type="float">
            <text:p>138.9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968" calcext:value-type="float">
            <text:p>138.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0392" calcext:value-type="float">
            <text:p>138.0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6344" calcext:value-type="float">
            <text:p>137.6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664" calcext:value-type="float">
            <text:p>136.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464" calcext:value-type="float">
            <text:p>136.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748" calcext:value-type="float">
            <text:p>136.0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5768" calcext:value-type="float">
            <text:p>136.0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8064" calcext:value-type="float">
            <text:p>136.1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2072" calcext:value-type="float">
            <text:p>136.2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2176" calcext:value-type="float">
            <text:p>136.2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704" calcext:value-type="float">
            <text:p>136.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512" calcext:value-type="float">
            <text:p>136.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2824" calcext:value-type="float">
            <text:p>136.1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0464" calcext:value-type="float">
            <text:p>136.3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9776" calcext:value-type="float">
            <text:p>136.1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608" calcext:value-type="float">
            <text:p>136.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512" calcext:value-type="float">
            <text:p>136.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2176" calcext:value-type="float">
            <text:p>136.2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3616" calcext:value-type="float">
            <text:p>136.3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896" calcext:value-type="float">
            <text:p>136.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02216" calcext:value-type="float">
            <text:p>136.6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0816" calcext:value-type="float">
            <text:p>136.8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95864" calcext:value-type="float">
            <text:p>137.5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6264" calcext:value-type="float">
            <text:p>136.9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184" calcext:value-type="float">
            <text:p>136.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9376" calcext:value-type="float">
            <text:p>136.7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64344" calcext:value-type="float">
            <text:p>136.8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2764" calcext:value-type="float">
            <text:p>137.3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0496" calcext:value-type="float">
            <text:p>138.0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05008" calcext:value-type="float">
            <text:p>137.6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6448" calcext:value-type="float">
            <text:p>137.6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0208" calcext:value-type="float">
            <text:p>137.3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48" calcext:value-type="float">
            <text:p>137.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9768" calcext:value-type="float">
            <text:p>137.5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68432" calcext:value-type="float">
            <text:p>137.5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624" calcext:value-type="float">
            <text:p>137.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1192" calcext:value-type="float">
            <text:p>136.7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7896" calcext:value-type="float">
            <text:p>136.3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3576" calcext:value-type="float">
            <text:p>136.0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936" calcext:value-type="float">
            <text:p>135.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5936" calcext:value-type="float">
            <text:p>135.8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2888" calcext:value-type="float">
            <text:p>135.8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37752" calcext:value-type="float">
            <text:p>135.9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992" calcext:value-type="float">
            <text:p>136.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5056" calcext:value-type="float">
            <text:p>136.4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752" calcext:value-type="float">
            <text:p>136.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0672" calcext:value-type="float">
            <text:p>136.4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4536" calcext:value-type="float">
            <text:p>136.1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516" calcext:value-type="float">
            <text:p>136.5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6224" calcext:value-type="float">
            <text:p>136.6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0384" calcext:value-type="float">
            <text:p>135.6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72576" calcext:value-type="float">
            <text:p>135.6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744" calcext:value-type="float">
            <text:p>135.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6104" calcext:value-type="float">
            <text:p>135.7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0864" calcext:value-type="float">
            <text:p>135.6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744" calcext:value-type="float">
            <text:p>135.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648" calcext:value-type="float">
            <text:p>135.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4224" calcext:value-type="float">
            <text:p>135.9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936" calcext:value-type="float">
            <text:p>135.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7208" calcext:value-type="float">
            <text:p>136.1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5664" calcext:value-type="float">
            <text:p>135.9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0424" calcext:value-type="float">
            <text:p>135.9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416" calcext:value-type="float">
            <text:p>136.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6728" calcext:value-type="float">
            <text:p>136.1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9776" calcext:value-type="float">
            <text:p>136.1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416" calcext:value-type="float">
            <text:p>136.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132" calcext:value-type="float">
            <text:p>136.2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324" calcext:value-type="float">
            <text:p>136.4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5368" calcext:value-type="float">
            <text:p>136.6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948" calcext:value-type="float">
            <text:p>136.8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0572" calcext:value-type="float">
            <text:p>137.2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76" calcext:value-type="float">
            <text:p>137.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4784" calcext:value-type="float">
            <text:p>136.5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9232" calcext:value-type="float">
            <text:p>136.3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9608" calcext:value-type="float">
            <text:p>136.3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8064" calcext:value-type="float">
            <text:p>136.1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41128" calcext:value-type="float">
            <text:p>137.0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02088" calcext:value-type="float">
            <text:p>137.1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9544" calcext:value-type="float">
            <text:p>136.5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8" calcext:value-type="float">
            <text:p>136.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988" calcext:value-type="float">
            <text:p>136.1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3056" calcext:value-type="float">
            <text:p>135.7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0968" calcext:value-type="float">
            <text:p>135.7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3264" calcext:value-type="float">
            <text:p>135.8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3744" calcext:value-type="float">
            <text:p>135.8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8712" calcext:value-type="float">
            <text:p>135.9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6624" calcext:value-type="float">
            <text:p>136.0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6728" calcext:value-type="float">
            <text:p>136.1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5456" calcext:value-type="float">
            <text:p>135.8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3744" calcext:value-type="float">
            <text:p>135.8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34704" calcext:value-type="float">
            <text:p>135.9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8104" calcext:value-type="float">
            <text:p>136.4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8064" calcext:value-type="float">
            <text:p>136.1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9856" calcext:value-type="float">
            <text:p>136.7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0712" calcext:value-type="float">
            <text:p>136.7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0568" calcext:value-type="float">
            <text:p>136.3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1552" calcext:value-type="float">
            <text:p>135.8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75624" calcext:value-type="float">
            <text:p>135.6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648" calcext:value-type="float">
            <text:p>135.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1696" calcext:value-type="float">
            <text:p>136.2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7272" calcext:value-type="float">
            <text:p>135.9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94496" calcext:value-type="float">
            <text:p>135.7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408" calcext:value-type="float">
            <text:p>135.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408" calcext:value-type="float">
            <text:p>135.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1512" calcext:value-type="float">
            <text:p>135.5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3912" calcext:value-type="float">
            <text:p>135.6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3056" calcext:value-type="float">
            <text:p>135.7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5728" calcext:value-type="float">
            <text:p>135.7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268" calcext:value-type="float">
            <text:p>135.7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7272" calcext:value-type="float">
            <text:p>135.9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5456" calcext:value-type="float">
            <text:p>135.8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888" calcext:value-type="float">
            <text:p>135.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4976" calcext:value-type="float">
            <text:p>135.8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5184" calcext:value-type="float">
            <text:p>135.9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0424" calcext:value-type="float">
            <text:p>135.9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3472" calcext:value-type="float">
            <text:p>135.9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60256" calcext:value-type="float">
            <text:p>136.1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512" calcext:value-type="float">
            <text:p>136.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9024" calcext:value-type="float">
            <text:p>136.2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656" calcext:value-type="float">
            <text:p>136.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3616" calcext:value-type="float">
            <text:p>136.3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1424" calcext:value-type="float">
            <text:p>136.3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896" calcext:value-type="float">
            <text:p>136.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7832" calcext:value-type="float">
            <text:p>136.5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1944" calcext:value-type="float">
            <text:p>136.7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84968" calcext:value-type="float">
            <text:p>137.2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8568" calcext:value-type="float">
            <text:p>136.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4192" calcext:value-type="float">
            <text:p>137.9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0312" calcext:value-type="float">
            <text:p>137.3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152" calcext:value-type="float">
            <text:p>137.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33024" calcext:value-type="float">
            <text:p>137.7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1152" calcext:value-type="float">
            <text:p>136.4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62336" calcext:value-type="float">
            <text:p>137.5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1856" calcext:value-type="float">
            <text:p>137.5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4552" calcext:value-type="float">
            <text:p>137.0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66" calcext:value-type="float">
            <text:p>136.6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132" calcext:value-type="float">
            <text:p>136.2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9664" calcext:value-type="float">
            <text:p>137.5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92816" calcext:value-type="float">
            <text:p>137.5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1856" calcext:value-type="float">
            <text:p>137.5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2424" calcext:value-type="float">
            <text:p>136.7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2008" calcext:value-type="float">
            <text:p>136.4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66" calcext:value-type="float">
            <text:p>136.6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9664" calcext:value-type="float">
            <text:p>137.5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45344" calcext:value-type="float">
            <text:p>137.2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856" calcext:value-type="float">
            <text:p>137.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952" calcext:value-type="float">
            <text:p>137.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6272" calcext:value-type="float">
            <text:p>135.5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05264" calcext:value-type="float">
            <text:p>136.6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8424" calcext:value-type="float">
            <text:p>135.2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6504" calcext:value-type="float">
            <text:p>135.0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8424" calcext:value-type="float">
            <text:p>135.2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456" calcext:value-type="float">
            <text:p>135.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5936" calcext:value-type="float">
            <text:p>135.8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8128" calcext:value-type="float">
            <text:p>135.8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1264" calcext:value-type="float">
            <text:p>135.0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3184" calcext:value-type="float">
            <text:p>135.2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8216" calcext:value-type="float">
            <text:p>135.0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5" calcext:value-type="float">
            <text:p>135.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7192" calcext:value-type="float">
            <text:p>135.2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88" calcext:value-type="float">
            <text:p>135.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4144" calcext:value-type="float">
            <text:p>135.2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7296" calcext:value-type="float">
            <text:p>135.3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264" calcext:value-type="float">
            <text:p>135.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3872" calcext:value-type="float">
            <text:p>135.3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0072" calcext:value-type="float">
            <text:p>135.4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89696" calcext:value-type="float">
            <text:p>135.4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48192" calcext:value-type="float">
            <text:p>135.6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2472" calcext:value-type="float">
            <text:p>135.6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3808" calcext:value-type="float">
            <text:p>135.6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1176" calcext:value-type="float">
            <text:p>135.9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9464" calcext:value-type="float">
            <text:p>135.9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6792" calcext:value-type="float">
            <text:p>135.8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328" calcext:value-type="float">
            <text:p>136.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2528" calcext:value-type="float">
            <text:p>136.8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8248" calcext:value-type="float">
            <text:p>136.8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04" calcext:value-type="float">
            <text:p>136.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9504" calcext:value-type="float">
            <text:p>136.2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4784" calcext:value-type="float">
            <text:p>136.5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6184" calcext:value-type="float">
            <text:p>136.3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2384" calcext:value-type="float">
            <text:p>136.4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9504" calcext:value-type="float">
            <text:p>136.2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60256" calcext:value-type="float">
            <text:p>136.1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0008" calcext:value-type="float">
            <text:p>135.7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0384" calcext:value-type="float">
            <text:p>135.6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796" calcext:value-type="float">
            <text:p>136.0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608" calcext:value-type="float">
            <text:p>136.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6328" calcext:value-type="float">
            <text:p>136.7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232" calcext:value-type="float">
            <text:p>136.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896" calcext:value-type="float">
            <text:p>136.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992" calcext:value-type="float">
            <text:p>136.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9376" calcext:value-type="float">
            <text:p>136.7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9144" calcext:value-type="float">
            <text:p>137.1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092" calcext:value-type="float">
            <text:p>136.9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3592" calcext:value-type="float">
            <text:p>136.9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6704" calcext:value-type="float">
            <text:p>136.6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7856" calcext:value-type="float">
            <text:p>136.0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976" calcext:value-type="float">
            <text:p>135.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588" calcext:value-type="float">
            <text:p>134.6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832" calcext:value-type="float">
            <text:p>135.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0344" calcext:value-type="float">
            <text:p>135.3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9992" calcext:value-type="float">
            <text:p>134.8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776" calcext:value-type="float">
            <text:p>134.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1392" calcext:value-type="float">
            <text:p>134.5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968" calcext:value-type="float">
            <text:p>134.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1492" calcext:value-type="float">
            <text:p>134.6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9136" calcext:value-type="float">
            <text:p>134.8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9904" calcext:value-type="float">
            <text:p>135.6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024" calcext:value-type="float">
            <text:p>135.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6504" calcext:value-type="float">
            <text:p>135.0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916" calcext:value-type="float">
            <text:p>134.2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6176" calcext:value-type="float">
            <text:p>133.9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5048" calcext:value-type="float">
            <text:p>134.1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58" calcext:value-type="float">
            <text:p>134.0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152" calcext:value-type="float">
            <text:p>134.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6864" calcext:value-type="float">
            <text:p>134.1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248" calcext:value-type="float">
            <text:p>134.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392" calcext:value-type="float">
            <text:p>134.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1868" calcext:value-type="float">
            <text:p>134.2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296" calcext:value-type="float">
            <text:p>134.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44" calcext:value-type="float">
            <text:p>134.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4984" calcext:value-type="float">
            <text:p>134.3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3272" calcext:value-type="float">
            <text:p>134.3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0704" calcext:value-type="float">
            <text:p>134.4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3376" calcext:value-type="float">
            <text:p>134.4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9304" calcext:value-type="float">
            <text:p>134.6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9848" calcext:value-type="float">
            <text:p>134.4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3" calcext:value-type="float">
            <text:p>134.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5984" calcext:value-type="float">
            <text:p>134.7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7488" calcext:value-type="float">
            <text:p>134.5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1976" calcext:value-type="float">
            <text:p>134.6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9616" calcext:value-type="float">
            <text:p>134.8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32496" calcext:value-type="float">
            <text:p>135.0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6816" calcext:value-type="float">
            <text:p>135.3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2784" calcext:value-type="float">
            <text:p>135.8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512" calcext:value-type="float">
            <text:p>136.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5936" calcext:value-type="float">
            <text:p>135.8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6584" calcext:value-type="float">
            <text:p>135.7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0304" calcext:value-type="float">
            <text:p>135.0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0576" calcext:value-type="float">
            <text:p>134.9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8176" calcext:value-type="float">
            <text:p>134.7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25232" calcext:value-type="float">
            <text:p>134.8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7024" calcext:value-type="float">
            <text:p>135.4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3144" calcext:value-type="float">
            <text:p>134.8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026" calcext:value-type="float">
            <text:p>135.1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0784" calcext:value-type="float">
            <text:p>135.0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3952" calcext:value-type="float">
            <text:p>136.0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9024" calcext:value-type="float">
            <text:p>136.2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8128" calcext:value-type="float">
            <text:p>135.8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932" calcext:value-type="float">
            <text:p>135.5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032" calcext:value-type="float">
            <text:p>135.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9112" calcext:value-type="float">
            <text:p>135.3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7064" calcext:value-type="float">
            <text:p>135.7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48192" calcext:value-type="float">
            <text:p>135.6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7736" calcext:value-type="float">
            <text:p>135.0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3792" calcext:value-type="float">
            <text:p>134.7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064" calcext:value-type="float">
            <text:p>134.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064" calcext:value-type="float">
            <text:p>134.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7384" calcext:value-type="float">
            <text:p>134.5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9496" calcext:value-type="float">
            <text:p>133.8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6656" calcext:value-type="float">
            <text:p>134.0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2272" calcext:value-type="float">
            <text:p>134.0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44" calcext:value-type="float">
            <text:p>134.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7344" calcext:value-type="float">
            <text:p>134.1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6256" calcext:value-type="float">
            <text:p>134.6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7632" calcext:value-type="float">
            <text:p>134.9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4624" calcext:value-type="float">
            <text:p>135.2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7464" calcext:value-type="float">
            <text:p>135.1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3624" calcext:value-type="float">
            <text:p>134.9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148" calcext:value-type="float">
            <text:p>133.7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956" calcext:value-type="float">
            <text:p>133.6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432" calcext:value-type="float">
            <text:p>133.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6304" calcext:value-type="float">
            <text:p>133.4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0896" calcext:value-type="float">
            <text:p>133.6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672" calcext:value-type="float">
            <text:p>133.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3712" calcext:value-type="float">
            <text:p>134.0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52208" calcext:value-type="float">
            <text:p>134.2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1768" calcext:value-type="float">
            <text:p>134.5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0156" calcext:value-type="float">
            <text:p>134.4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3712" calcext:value-type="float">
            <text:p>134.0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5696" calcext:value-type="float">
            <text:p>133.9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628" calcext:value-type="float">
            <text:p>134.0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77432" calcext:value-type="float">
            <text:p>133.3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764" calcext:value-type="float">
            <text:p>133.5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716" calcext:value-type="float">
            <text:p>133.4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0688" calcext:value-type="float">
            <text:p>133.5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9976" calcext:value-type="float">
            <text:p>133.9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9392" calcext:value-type="float">
            <text:p>133.8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192" calcext:value-type="float">
            <text:p>133.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0312" calcext:value-type="float">
            <text:p>133.5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432" calcext:value-type="float">
            <text:p>133.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2648" calcext:value-type="float">
            <text:p>133.9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6784" calcext:value-type="float">
            <text:p>133.5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8496" calcext:value-type="float">
            <text:p>133.5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812" calcext:value-type="float">
            <text:p>133.5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432" calcext:value-type="float">
            <text:p>133.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7576" calcext:value-type="float">
            <text:p>133.7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1376" calcext:value-type="float">
            <text:p>133.6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9288" calcext:value-type="float">
            <text:p>133.7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244" calcext:value-type="float">
            <text:p>133.8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0144" calcext:value-type="float">
            <text:p>133.7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6072" calcext:value-type="float">
            <text:p>133.9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2272" calcext:value-type="float">
            <text:p>134.0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9912" calcext:value-type="float">
            <text:p>134.1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0224" calcext:value-type="float">
            <text:p>134.3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95464" calcext:value-type="float">
            <text:p>134.3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484" calcext:value-type="float">
            <text:p>133.9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1376" calcext:value-type="float">
            <text:p>133.6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864" calcext:value-type="float">
            <text:p>133.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0352" calcext:value-type="float">
            <text:p>133.8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8264" calcext:value-type="float">
            <text:p>133.9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7344" calcext:value-type="float">
            <text:p>134.1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6864" calcext:value-type="float">
            <text:p>134.1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6112" calcext:value-type="float">
            <text:p>134.2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4128" calcext:value-type="float">
            <text:p>134.3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0576" calcext:value-type="float">
            <text:p>134.9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784" calcext:value-type="float">
            <text:p>135.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6712" calcext:value-type="float">
            <text:p>135.2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928" calcext:value-type="float">
            <text:p>135.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9404" calcext:value-type="float">
            <text:p>135.1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3456" calcext:value-type="float">
            <text:p>135.0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9472" calcext:value-type="float">
            <text:p>134.4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128" calcext:value-type="float">
            <text:p>135.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8776" calcext:value-type="float">
            <text:p>135.7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9632" calcext:value-type="float">
            <text:p>135.7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3912" calcext:value-type="float">
            <text:p>135.6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5688" calcext:value-type="float">
            <text:p>135.4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8632" calcext:value-type="float">
            <text:p>135.3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5856" calcext:value-type="float">
            <text:p>135.2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924" calcext:value-type="float">
            <text:p>134.8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0096" calcext:value-type="float">
            <text:p>134.8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92" calcext:value-type="float">
            <text:p>134.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1248" calcext:value-type="float">
            <text:p>134.1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5616" calcext:value-type="float">
            <text:p>133.3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668" calcext:value-type="float">
            <text:p>133.4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3256" calcext:value-type="float">
            <text:p>133.4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4712" calcext:value-type="float">
            <text:p>134.4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0832" calcext:value-type="float">
            <text:p>133.9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668" calcext:value-type="float">
            <text:p>133.4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6888" calcext:value-type="float">
            <text:p>133.5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352" calcext:value-type="float">
            <text:p>134.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3416" calcext:value-type="float">
            <text:p>134.7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264" calcext:value-type="float">
            <text:p>135.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9488" calcext:value-type="float">
            <text:p>134.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24776" calcext:value-type="float">
            <text:p>134.2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4256" calcext:value-type="float">
            <text:p>133.8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3128" calcext:value-type="float">
            <text:p>133.9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4464" calcext:value-type="float">
            <text:p>134.0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6592" calcext:value-type="float">
            <text:p>134.2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0768" calcext:value-type="float">
            <text:p>134.1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8264" calcext:value-type="float">
            <text:p>133.9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1856" calcext:value-type="float">
            <text:p>133.7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0648" calcext:value-type="float">
            <text:p>133.2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8896" calcext:value-type="float">
            <text:p>132.8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656" calcext:value-type="float">
            <text:p>132.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4952" calcext:value-type="float">
            <text:p>132.5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4096" calcext:value-type="float">
            <text:p>132.5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896" calcext:value-type="float">
            <text:p>132.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6392" calcext:value-type="float">
            <text:p>132.6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8416" calcext:value-type="float">
            <text:p>132.8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42" calcext:value-type="float">
            <text:p>132.6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1152" calcext:value-type="float">
            <text:p>132.6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1736" calcext:value-type="float">
            <text:p>132.7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0776" calcext:value-type="float">
            <text:p>132.7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28" calcext:value-type="float">
            <text:p>132.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7184" calcext:value-type="float">
            <text:p>132.9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0816" calcext:value-type="float">
            <text:p>133.0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75096" calcext:value-type="float">
            <text:p>132.9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3384" calcext:value-type="float">
            <text:p>132.9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5576" calcext:value-type="float">
            <text:p>133.0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39104" calcext:value-type="float">
            <text:p>133.0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7872" calcext:value-type="float">
            <text:p>133.0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6912" calcext:value-type="float">
            <text:p>133.0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0544" calcext:value-type="float">
            <text:p>133.1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764" calcext:value-type="float">
            <text:p>133.5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0416" calcext:value-type="float">
            <text:p>133.6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5552" calcext:value-type="float">
            <text:p>133.5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5176" calcext:value-type="float">
            <text:p>133.6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108" calcext:value-type="float">
            <text:p>134.3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9096" calcext:value-type="float">
            <text:p>134.4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3104" calcext:value-type="float">
            <text:p>134.5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9912" calcext:value-type="float">
            <text:p>134.1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1624" calcext:value-type="float">
            <text:p>134.1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6408" calcext:value-type="float">
            <text:p>133.5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996" calcext:value-type="float">
            <text:p>133.0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57392" calcext:value-type="float">
            <text:p>133.0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1024" calcext:value-type="float">
            <text:p>133.1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1232" calcext:value-type="float">
            <text:p>133.3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952" calcext:value-type="float">
            <text:p>133.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4968" calcext:value-type="float">
            <text:p>133.4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7848" calcext:value-type="float">
            <text:p>133.6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3" calcext:value-type="float">
            <text:p>134.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62392" calcext:value-type="float">
            <text:p>134.9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56296" calcext:value-type="float">
            <text:p>134.9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0448" calcext:value-type="float">
            <text:p>134.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9616" calcext:value-type="float">
            <text:p>134.8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304" calcext:value-type="float">
            <text:p>134.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5024" calcext:value-type="float">
            <text:p>134.6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05776" calcext:value-type="float">
            <text:p>134.6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6696" calcext:value-type="float">
            <text:p>134.3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9808" calcext:value-type="float">
            <text:p>134.0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2752" calcext:value-type="float">
            <text:p>134.0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5264" calcext:value-type="float">
            <text:p>132.7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3424" calcext:value-type="float">
            <text:p>133.3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2384" calcext:value-type="float">
            <text:p>132.6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6768" calcext:value-type="float">
            <text:p>132.6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2384" calcext:value-type="float">
            <text:p>132.6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5536" calcext:value-type="float">
            <text:p>132.6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992" calcext:value-type="float">
            <text:p>132.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616" calcext:value-type="float">
            <text:p>133.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9792" calcext:value-type="float">
            <text:p>133.2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48832" calcext:value-type="float">
            <text:p>133.1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8936" calcext:value-type="float">
            <text:p>133.2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0272" calcext:value-type="float">
            <text:p>133.2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95136" calcext:value-type="float">
            <text:p>133.2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0648" calcext:value-type="float">
            <text:p>133.2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6096" calcext:value-type="float">
            <text:p>133.3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8872" calcext:value-type="float">
            <text:p>133.4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9912" calcext:value-type="float">
            <text:p>134.1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5424" calcext:value-type="float">
            <text:p>134.0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2168" calcext:value-type="float">
            <text:p>133.9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7952" calcext:value-type="float">
            <text:p>133.7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1776" calcext:value-type="float">
            <text:p>133.0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3216" calcext:value-type="float">
            <text:p>133.1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952" calcext:value-type="float">
            <text:p>133.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4848" calcext:value-type="float">
            <text:p>132.5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6792" calcext:value-type="float">
            <text:p>132.0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2136" calcext:value-type="float">
            <text:p>132.1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1384" calcext:value-type="float">
            <text:p>132.2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2824" calcext:value-type="float">
            <text:p>132.3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9776" calcext:value-type="float">
            <text:p>132.3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4264" calcext:value-type="float">
            <text:p>132.4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368" calcext:value-type="float">
            <text:p>132.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9504" calcext:value-type="float">
            <text:p>132.4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468" calcext:value-type="float">
            <text:p>132.6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6184" calcext:value-type="float">
            <text:p>132.5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184" calcext:value-type="float">
            <text:p>132.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3448" calcext:value-type="float">
            <text:p>132.7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27624" calcext:value-type="float">
            <text:p>132.6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944" calcext:value-type="float">
            <text:p>132.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9544" calcext:value-type="float">
            <text:p>132.7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6184" calcext:value-type="float">
            <text:p>132.5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3344" calcext:value-type="float">
            <text:p>132.6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3112" calcext:value-type="float">
            <text:p>133.1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0648" calcext:value-type="float">
            <text:p>133.2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096" calcext:value-type="float">
            <text:p>133.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3176" calcext:value-type="float">
            <text:p>132.8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4368" calcext:value-type="float">
            <text:p>132.4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704" calcext:value-type="float">
            <text:p>132.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4096" calcext:value-type="float">
            <text:p>132.5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848" calcext:value-type="float">
            <text:p>132.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372" calcext:value-type="float">
            <text:p>132.6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8416" calcext:value-type="float">
            <text:p>132.8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3176" calcext:value-type="float">
            <text:p>132.8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188" calcext:value-type="float">
            <text:p>133.1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2568" calcext:value-type="float">
            <text:p>133.3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3672" calcext:value-type="float">
            <text:p>133.7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0344" calcext:value-type="float">
            <text:p>134.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852" calcext:value-type="float">
            <text:p>132.9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87288" calcext:value-type="float">
            <text:p>132.9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104" calcext:value-type="float">
            <text:p>134.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3608" calcext:value-type="float">
            <text:p>134.0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40984" calcext:value-type="float">
            <text:p>132.8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7888" calcext:value-type="float">
            <text:p>133.9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9976" calcext:value-type="float">
            <text:p>133.9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6032" calcext:value-type="float">
            <text:p>133.6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672" calcext:value-type="float">
            <text:p>133.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8704" calcext:value-type="float">
            <text:p>133.6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47664" calcext:value-type="float">
            <text:p>132.9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0672" calcext:value-type="float">
            <text:p>132.6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6352" calcext:value-type="float">
            <text:p>132.3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94" calcext:value-type="float">
            <text:p>132.3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1592" calcext:value-type="float">
            <text:p>132.3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0256" calcext:value-type="float">
            <text:p>132.3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284" calcext:value-type="float">
            <text:p>133.2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0504" calcext:value-type="float">
            <text:p>132.8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6264" calcext:value-type="float">
            <text:p>133.1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1128" calcext:value-type="float">
            <text:p>133.2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9376" calcext:value-type="float">
            <text:p>132.9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7416" calcext:value-type="float">
            <text:p>132.4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02656" calcext:value-type="float">
            <text:p>132.5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3552" calcext:value-type="float">
            <text:p>132.8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0336" calcext:value-type="float">
            <text:p>132.9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6808" calcext:value-type="float">
            <text:p>132.9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3696" calcext:value-type="float">
            <text:p>133.2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214" calcext:value-type="float">
            <text:p>133.1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0648" calcext:value-type="float">
            <text:p>133.2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27496" calcext:value-type="float">
            <text:p>133.1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4552" calcext:value-type="float">
            <text:p>133.1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704" calcext:value-type="float">
            <text:p>132.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1424" calcext:value-type="float">
            <text:p>132.5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1048" calcext:value-type="float">
            <text:p>132.5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1152" calcext:value-type="float">
            <text:p>132.6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2744" calcext:value-type="float">
            <text:p>131.6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7672" calcext:value-type="float">
            <text:p>131.4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2264" calcext:value-type="float">
            <text:p>131.6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264" calcext:value-type="float">
            <text:p>131.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788" calcext:value-type="float">
            <text:p>131.6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8736" calcext:value-type="float">
            <text:p>131.6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3872" calcext:value-type="float">
            <text:p>131.5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12" calcext:value-type="float">
            <text:p>131.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8944" calcext:value-type="float">
            <text:p>131.7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0072" calcext:value-type="float">
            <text:p>131.6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832" calcext:value-type="float">
            <text:p>131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3248" calcext:value-type="float">
            <text:p>131.1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8384" calcext:value-type="float">
            <text:p>131.0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7152" calcext:value-type="float">
            <text:p>131.1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8904" calcext:value-type="float">
            <text:p>131.4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1952" calcext:value-type="float">
            <text:p>131.4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9552" calcext:value-type="float">
            <text:p>131.2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0304" calcext:value-type="float">
            <text:p>131.2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3352" calcext:value-type="float">
            <text:p>131.2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6816" calcext:value-type="float">
            <text:p>131.4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0928" calcext:value-type="float">
            <text:p>131.6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4832" calcext:value-type="float">
            <text:p>131.6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3224" calcext:value-type="float">
            <text:p>131.7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0112" calcext:value-type="float">
            <text:p>131.9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7104" calcext:value-type="float">
            <text:p>132.2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8712" calcext:value-type="float">
            <text:p>132.1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7248" calcext:value-type="float">
            <text:p>132.6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8792" calcext:value-type="float">
            <text:p>132.8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9376" calcext:value-type="float">
            <text:p>132.9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6432" calcext:value-type="float">
            <text:p>132.9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992" calcext:value-type="float">
            <text:p>132.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5248" calcext:value-type="float">
            <text:p>131.9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3976" calcext:value-type="float">
            <text:p>131.6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5312" calcext:value-type="float">
            <text:p>131.6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0904" calcext:value-type="float">
            <text:p>132.2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2304" calcext:value-type="float">
            <text:p>131.9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9584" calcext:value-type="float">
            <text:p>133.0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136" calcext:value-type="float">
            <text:p>132.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0804" calcext:value-type="float">
            <text:p>132.9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136" calcext:value-type="float">
            <text:p>132.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7104" calcext:value-type="float">
            <text:p>132.2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9048" calcext:value-type="float">
            <text:p>131.8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648" calcext:value-type="float">
            <text:p>131.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088" calcext:value-type="float">
            <text:p>132.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5" calcext:value-type="float">
            <text:p>131.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85208" calcext:value-type="float">
            <text:p>131.5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6688" calcext:value-type="float">
            <text:p>131.9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936" calcext:value-type="float">
            <text:p>132.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2976" calcext:value-type="float">
            <text:p>131.2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42664" calcext:value-type="float">
            <text:p>131.0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7048" calcext:value-type="float">
            <text:p>131.0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3624" calcext:value-type="float">
            <text:p>131.1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0576" calcext:value-type="float">
            <text:p>131.1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972" calcext:value-type="float">
            <text:p>131.1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64" calcext:value-type="float">
            <text:p>131.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0888" calcext:value-type="float">
            <text:p>131.3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3872" calcext:value-type="float">
            <text:p>131.5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74" calcext:value-type="float">
            <text:p>131.5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364" calcext:value-type="float">
            <text:p>131.9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8168" calcext:value-type="float">
            <text:p>132.4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1112" calcext:value-type="float">
            <text:p>132.3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6104" calcext:value-type="float">
            <text:p>131.8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8336" calcext:value-type="float">
            <text:p>132.2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4352" calcext:value-type="float">
            <text:p>131.5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792" calcext:value-type="float">
            <text:p>131.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6312" calcext:value-type="float">
            <text:p>132.0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4288" calcext:value-type="float">
            <text:p>131.8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80336" calcext:value-type="float">
            <text:p>129.1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9864" calcext:value-type="float">
            <text:p>131.4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92728" calcext:value-type="float">
            <text:p>130.7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388" calcext:value-type="float">
            <text:p>130.1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0832" calcext:value-type="float">
            <text:p>130.1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1792" calcext:value-type="float">
            <text:p>130.1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1792" calcext:value-type="float">
            <text:p>130.1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7408" calcext:value-type="float">
            <text:p>130.1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344" calcext:value-type="float">
            <text:p>130.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868" calcext:value-type="float">
            <text:p>130.4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7448" calcext:value-type="float">
            <text:p>130.4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8304" calcext:value-type="float">
            <text:p>130.4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9368" calcext:value-type="float">
            <text:p>130.5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68" calcext:value-type="float">
            <text:p>130.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12896" calcext:value-type="float">
            <text:p>130.6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728" calcext:value-type="float">
            <text:p>130.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5568" calcext:value-type="float">
            <text:p>130.6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3856" calcext:value-type="float">
            <text:p>130.6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0056" calcext:value-type="float">
            <text:p>130.7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872" calcext:value-type="float">
            <text:p>130.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4336" calcext:value-type="float">
            <text:p>130.7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9784" calcext:value-type="float">
            <text:p>130.8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5504" calcext:value-type="float">
            <text:p>130.9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6464" calcext:value-type="float">
            <text:p>130.9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8656" calcext:value-type="float">
            <text:p>130.9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3896" calcext:value-type="float">
            <text:p>130.9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4376" calcext:value-type="float">
            <text:p>131.0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1536" calcext:value-type="float">
            <text:p>131.1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592" calcext:value-type="float">
            <text:p>131.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3392" calcext:value-type="float">
            <text:p>131.5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884" calcext:value-type="float">
            <text:p>131.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3456" calcext:value-type="float">
            <text:p>131.2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404" calcext:value-type="float">
            <text:p>131.3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0928" calcext:value-type="float">
            <text:p>131.6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1824" calcext:value-type="float">
            <text:p>131.9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8336" calcext:value-type="float">
            <text:p>132.2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9688" calcext:value-type="float">
            <text:p>133.1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236" calcext:value-type="float">
            <text:p>133.1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27496" calcext:value-type="float">
            <text:p>133.1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0232" calcext:value-type="float">
            <text:p>132.9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896" calcext:value-type="float">
            <text:p>132.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2864" calcext:value-type="float">
            <text:p>132.6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3344" calcext:value-type="float">
            <text:p>132.6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7584" calcext:value-type="float">
            <text:p>132.3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7296" calcext:value-type="float">
            <text:p>131.5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736" calcext:value-type="float">
            <text:p>131.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3704" calcext:value-type="float">
            <text:p>131.7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7896" calcext:value-type="float">
            <text:p>132.5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3096" calcext:value-type="float">
            <text:p>132.2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468" calcext:value-type="float">
            <text:p>132.6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228" calcext:value-type="float">
            <text:p>132.5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464" calcext:value-type="float">
            <text:p>132.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4328" calcext:value-type="float">
            <text:p>132.1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5872" calcext:value-type="float">
            <text:p>132.3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512" calcext:value-type="float">
            <text:p>132.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272" calcext:value-type="float">
            <text:p>132.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7856" calcext:value-type="float">
            <text:p>132.1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6584" calcext:value-type="float">
            <text:p>131.9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0224" calcext:value-type="float">
            <text:p>130.5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872" calcext:value-type="float">
            <text:p>130.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54856" calcext:value-type="float">
            <text:p>131.0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1224" calcext:value-type="float">
            <text:p>130.9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8656" calcext:value-type="float">
            <text:p>130.9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1184" calcext:value-type="float">
            <text:p>130.6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108" calcext:value-type="float">
            <text:p>130.5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5632" calcext:value-type="float">
            <text:p>130.4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1248" calcext:value-type="float">
            <text:p>130.3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6656" calcext:value-type="float">
            <text:p>130.2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24" calcext:value-type="float">
            <text:p>129.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65424" calcext:value-type="float">
            <text:p>130.2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4568" calcext:value-type="float">
            <text:p>130.2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6656" calcext:value-type="float">
            <text:p>130.2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956" calcext:value-type="float">
            <text:p>129.8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1752" calcext:value-type="float">
            <text:p>129.8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8704" calcext:value-type="float">
            <text:p>129.8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0416" calcext:value-type="float">
            <text:p>129.8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528" calcext:value-type="float">
            <text:p>129.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292" calcext:value-type="float">
            <text:p>130.0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864" calcext:value-type="float">
            <text:p>130.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36824" calcext:value-type="float">
            <text:p>130.0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3504" calcext:value-type="float">
            <text:p>130.1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152" calcext:value-type="float">
            <text:p>130.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2272" calcext:value-type="float">
            <text:p>130.1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152" calcext:value-type="float">
            <text:p>130.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1936" calcext:value-type="float">
            <text:p>130.5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4312" calcext:value-type="float">
            <text:p>131.2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352" calcext:value-type="float">
            <text:p>131.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7176" calcext:value-type="float">
            <text:p>130.5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84752" calcext:value-type="float">
            <text:p>130.9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2224" calcext:value-type="float">
            <text:p>131.3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7256" calcext:value-type="float">
            <text:p>131.2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2328" calcext:value-type="float">
            <text:p>131.4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3688" calcext:value-type="float">
            <text:p>130.8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6072" calcext:value-type="float">
            <text:p>130.1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5336" calcext:value-type="float">
            <text:p>131.0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878" calcext:value-type="float">
            <text:p>130.9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6672" calcext:value-type="float">
            <text:p>131.1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8136" calcext:value-type="float">
            <text:p>130.6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68" calcext:value-type="float">
            <text:p>130.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9156" calcext:value-type="float">
            <text:p>130.5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77032" calcext:value-type="float">
            <text:p>130.1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384" calcext:value-type="float">
            <text:p>129.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5628" calcext:value-type="float">
            <text:p>130.2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2" calcext:value-type="float">
            <text:p>130.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0496" calcext:value-type="float">
            <text:p>130.4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8968" calcext:value-type="float">
            <text:p>130.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9368" calcext:value-type="float">
            <text:p>130.5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672" calcext:value-type="float">
            <text:p>129.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8572" calcext:value-type="float">
            <text:p>129.5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73656" calcext:value-type="float">
            <text:p>129.0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0568" calcext:value-type="float">
            <text:p>128.7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7144" calcext:value-type="float">
            <text:p>128.7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896" calcext:value-type="float">
            <text:p>128.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3616" calcext:value-type="float">
            <text:p>128.7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896" calcext:value-type="float">
            <text:p>128.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0504" calcext:value-type="float">
            <text:p>129.0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184" calcext:value-type="float">
            <text:p>129.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6496" calcext:value-type="float">
            <text:p>128.9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66" calcext:value-type="float">
            <text:p>129.0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7456" calcext:value-type="float">
            <text:p>128.9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1088" calcext:value-type="float">
            <text:p>129.1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88896" calcext:value-type="float">
            <text:p>129.0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188" calcext:value-type="float">
            <text:p>129.3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5992" calcext:value-type="float">
            <text:p>129.4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5992" calcext:value-type="float">
            <text:p>129.4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2464" calcext:value-type="float">
            <text:p>129.4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25472" calcext:value-type="float">
            <text:p>129.1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0712" calcext:value-type="float">
            <text:p>129.1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4992" calcext:value-type="float">
            <text:p>129.0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6912" calcext:value-type="float">
            <text:p>129.2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376" calcext:value-type="float">
            <text:p>129.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1088" calcext:value-type="float">
            <text:p>129.1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98624" calcext:value-type="float">
            <text:p>129.1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828" calcext:value-type="float">
            <text:p>129.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7016" calcext:value-type="float">
            <text:p>129.2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0544" calcext:value-type="float">
            <text:p>129.3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664" calcext:value-type="float">
            <text:p>129.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41296" calcext:value-type="float">
            <text:p>129.2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1808" calcext:value-type="float">
            <text:p>129.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90648" calcext:value-type="float">
            <text:p>129.3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6096" calcext:value-type="float">
            <text:p>129.5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58288" calcext:value-type="float">
            <text:p>129.5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1608" calcext:value-type="float">
            <text:p>129.4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4968" calcext:value-type="float">
            <text:p>129.6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8016" calcext:value-type="float">
            <text:p>129.6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908" calcext:value-type="float">
            <text:p>129.7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908" calcext:value-type="float">
            <text:p>129.7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8808" calcext:value-type="float">
            <text:p>129.9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42336" calcext:value-type="float">
            <text:p>129.9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7888" calcext:value-type="float">
            <text:p>130.1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3376" calcext:value-type="float">
            <text:p>130.6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212" calcext:value-type="float">
            <text:p>131.2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5148" calcext:value-type="float">
            <text:p>129.9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5968" calcext:value-type="float">
            <text:p>130.0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6656" calcext:value-type="float">
            <text:p>130.2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728" calcext:value-type="float">
            <text:p>130.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1032" calcext:value-type="float">
            <text:p>131.7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45584" calcext:value-type="float">
            <text:p>131.5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692" calcext:value-type="float">
            <text:p>131.5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0408" calcext:value-type="float">
            <text:p>131.2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9968" calcext:value-type="float">
            <text:p>131.5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1744" calcext:value-type="float">
            <text:p>131.3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2352" calcext:value-type="float">
            <text:p>130.8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728" calcext:value-type="float">
            <text:p>130.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7424" calcext:value-type="float">
            <text:p>131.0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864" calcext:value-type="float">
            <text:p>130.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1776" calcext:value-type="float">
            <text:p>129.2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712" calcext:value-type="float">
            <text:p>129.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428" calcext:value-type="float">
            <text:p>129.4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952" calcext:value-type="float">
            <text:p>129.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07056" calcext:value-type="float">
            <text:p>129.6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7472" calcext:value-type="float">
            <text:p>129.8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7344" calcext:value-type="float">
            <text:p>130.3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24" calcext:value-type="float">
            <text:p>129.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2128" calcext:value-type="float">
            <text:p>129.8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488" calcext:value-type="float">
            <text:p>130.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1016" calcext:value-type="float">
            <text:p>130.8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8488" calcext:value-type="float">
            <text:p>131.1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2352" calcext:value-type="float">
            <text:p>130.8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9472" calcext:value-type="float">
            <text:p>130.6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9472" calcext:value-type="float">
            <text:p>130.6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964" calcext:value-type="float">
            <text:p>130.4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624" calcext:value-type="float">
            <text:p>129.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1104" calcext:value-type="float">
            <text:p>129.9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7848" calcext:value-type="float">
            <text:p>129.8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1752" calcext:value-type="float">
            <text:p>129.8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1104" calcext:value-type="float">
            <text:p>129.9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7304" calcext:value-type="float">
            <text:p>130.0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9664" calcext:value-type="float">
            <text:p>129.8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424" calcext:value-type="float">
            <text:p>129.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136" calcext:value-type="float">
            <text:p>128.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9272" calcext:value-type="float">
            <text:p>129.0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7896" calcext:value-type="float">
            <text:p>128.7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6352" calcext:value-type="float">
            <text:p>128.5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94" calcext:value-type="float">
            <text:p>128.5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10944" calcext:value-type="float">
            <text:p>128.7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656" calcext:value-type="float">
            <text:p>128.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59128" calcext:value-type="float">
            <text:p>128.6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542" calcext:value-type="float">
            <text:p>128.8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3512" calcext:value-type="float">
            <text:p>128.6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11528" calcext:value-type="float">
            <text:p>128.8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2372" calcext:value-type="float">
            <text:p>128.8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3824" calcext:value-type="float">
            <text:p>128.8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3344" calcext:value-type="float">
            <text:p>128.8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5056" calcext:value-type="float">
            <text:p>128.8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18208" calcext:value-type="float">
            <text:p>128.9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7456" calcext:value-type="float">
            <text:p>128.9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3552" calcext:value-type="float">
            <text:p>129.0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61464" calcext:value-type="float">
            <text:p>129.0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7288" calcext:value-type="float">
            <text:p>129.1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1232" calcext:value-type="float">
            <text:p>129.4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6536" calcext:value-type="float">
            <text:p>129.2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3008" calcext:value-type="float">
            <text:p>129.2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0064" calcext:value-type="float">
            <text:p>129.2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1024" calcext:value-type="float">
            <text:p>129.3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6472" calcext:value-type="float">
            <text:p>129.5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84552" calcext:value-type="float">
            <text:p>129.3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048" calcext:value-type="float">
            <text:p>129.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5824" calcext:value-type="float">
            <text:p>129.6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764" calcext:value-type="float">
            <text:p>129.7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7716" calcext:value-type="float">
            <text:p>129.6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9936" calcext:value-type="float">
            <text:p>129.7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33776" calcext:value-type="float">
            <text:p>130.0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396" calcext:value-type="float">
            <text:p>130.7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8008" calcext:value-type="float">
            <text:p>131.1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878" calcext:value-type="float">
            <text:p>130.9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2312" calcext:value-type="float">
            <text:p>130.5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7472" calcext:value-type="float">
            <text:p>129.8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85008" calcext:value-type="float">
            <text:p>129.9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0456" calcext:value-type="float">
            <text:p>130.1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6504" calcext:value-type="float">
            <text:p>131.2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3896" calcext:value-type="float">
            <text:p>130.9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116" calcext:value-type="float">
            <text:p>131.2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4104" calcext:value-type="float">
            <text:p>131.1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9136" calcext:value-type="float">
            <text:p>131.0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5192" calcext:value-type="float">
            <text:p>130.6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54" calcext:value-type="float">
            <text:p>130.8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5464" calcext:value-type="float">
            <text:p>130.5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1104" calcext:value-type="float">
            <text:p>129.9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88768" calcext:value-type="float">
            <text:p>129.5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6968" calcext:value-type="float">
            <text:p>130.4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33064" calcext:value-type="float">
            <text:p>130.4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8888" calcext:value-type="float">
            <text:p>130.5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98824" calcext:value-type="float">
            <text:p>130.7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5568" calcext:value-type="float">
            <text:p>130.6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7552" calcext:value-type="float">
            <text:p>130.5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008" calcext:value-type="float">
            <text:p>130.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488" calcext:value-type="float">
            <text:p>130.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2" calcext:value-type="float">
            <text:p>130.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7368" calcext:value-type="float">
            <text:p>129.8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0144" calcext:value-type="float">
            <text:p>129.9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4776" calcext:value-type="float">
            <text:p>130.4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50896" calcext:value-type="float">
            <text:p>129.8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3544" calcext:value-type="float">
            <text:p>130.4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008" calcext:value-type="float">
            <text:p>130.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1104" calcext:value-type="float">
            <text:p>129.9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768" calcext:value-type="float">
            <text:p>130.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95576" calcext:value-type="float">
            <text:p>129.1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78584" calcext:value-type="float">
            <text:p>128.8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368" calcext:value-type="float">
            <text:p>128.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128" calcext:value-type="float">
            <text:p>128.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08" calcext:value-type="float">
            <text:p>128.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6808" calcext:value-type="float">
            <text:p>129.1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0848" calcext:value-type="float">
            <text:p>128.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7752" calcext:value-type="float">
            <text:p>128.3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652" calcext:value-type="float">
            <text:p>128.3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656" calcext:value-type="float">
            <text:p>128.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944" calcext:value-type="float">
            <text:p>128.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1808" calcext:value-type="float">
            <text:p>129.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384" calcext:value-type="float">
            <text:p>129.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7976" calcext:value-type="float">
            <text:p>129.3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3112" calcext:value-type="float">
            <text:p>129.2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66" calcext:value-type="float">
            <text:p>129.0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4408" calcext:value-type="float">
            <text:p>128.9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1672" calcext:value-type="float">
            <text:p>129.2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0168" calcext:value-type="float">
            <text:p>129.3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22296" calcext:value-type="float">
            <text:p>129.6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5928" calcext:value-type="float">
            <text:p>129.7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2608" calcext:value-type="float">
            <text:p>129.8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1336" calcext:value-type="float">
            <text:p>129.5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3592" calcext:value-type="float">
            <text:p>129.3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21712" calcext:value-type="float">
            <text:p>129.5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6536" calcext:value-type="float">
            <text:p>129.2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4656" calcext:value-type="float">
            <text:p>129.4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7992" calcext:value-type="float">
            <text:p>130.2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3128" calcext:value-type="float">
            <text:p>130.1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2128" calcext:value-type="float">
            <text:p>129.8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712" calcext:value-type="float">
            <text:p>129.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17496" calcext:value-type="float">
            <text:p>129.3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24176" calcext:value-type="float">
            <text:p>129.4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27224" calcext:value-type="float">
            <text:p>129.4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7328" calcext:value-type="float">
            <text:p>129.4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36952" calcext:value-type="float">
            <text:p>129.5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0688" calcext:value-type="float">
            <text:p>129.7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5336" calcext:value-type="float">
            <text:p>129.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62048" calcext:value-type="float">
            <text:p>129.1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2852" calcext:value-type="float">
            <text:p>129.1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2944" calcext:value-type="float">
            <text:p>129.4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1944" calcext:value-type="float">
            <text:p>129.0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1112" calcext:value-type="float">
            <text:p>128.5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34872" calcext:value-type="float">
            <text:p>128.1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5976" calcext:value-type="float">
            <text:p>128.5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184" calcext:value-type="float">
            <text:p>129.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4656" calcext:value-type="float">
            <text:p>129.4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91816" calcext:value-type="float">
            <text:p>129.5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6096" calcext:value-type="float">
            <text:p>129.5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7016" calcext:value-type="float">
            <text:p>129.2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93696" calcext:value-type="float">
            <text:p>129.3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6808" calcext:value-type="float">
            <text:p>129.1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9064" calcext:value-type="float">
            <text:p>128.9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944" calcext:value-type="float">
            <text:p>128.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28192" calcext:value-type="float">
            <text:p>128.0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6496" calcext:value-type="float">
            <text:p>128.9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1904" calcext:value-type="float">
            <text:p>128.7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8384" calcext:value-type="float">
            <text:p>127.2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5248" calcext:value-type="float">
            <text:p>128.0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4792" calcext:value-type="float">
            <text:p>127.4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9176" calcext:value-type="float">
            <text:p>127.5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98424" calcext:value-type="float">
            <text:p>127.5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0616" calcext:value-type="float">
            <text:p>127.6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7944" calcext:value-type="float">
            <text:p>127.5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44" calcext:value-type="float">
            <text:p>126.9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064" calcext:value-type="float">
            <text:p>127.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8552" calcext:value-type="float">
            <text:p>127.0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74" calcext:value-type="float">
            <text:p>127.7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492" calcext:value-type="float">
            <text:p>126.9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9032" calcext:value-type="float">
            <text:p>127.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0952" calcext:value-type="float">
            <text:p>127.2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74" calcext:value-type="float">
            <text:p>127.7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9592" calcext:value-type="float">
            <text:p>127.7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36" calcext:value-type="float">
            <text:p>127.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2704" calcext:value-type="float">
            <text:p>127.5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0824" calcext:value-type="float">
            <text:p>127.7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95704" calcext:value-type="float">
            <text:p>128.6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73784" calcext:value-type="float">
            <text:p>128.5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1176" calcext:value-type="float">
            <text:p>128.2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9448" calcext:value-type="float">
            <text:p>127.4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1744" calcext:value-type="float">
            <text:p>127.4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928" calcext:value-type="float">
            <text:p>127.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98424" calcext:value-type="float">
            <text:p>127.5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74" calcext:value-type="float">
            <text:p>127.7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6544" calcext:value-type="float">
            <text:p>127.7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3912" calcext:value-type="float">
            <text:p>128.0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0048" calcext:value-type="float">
            <text:p>128.4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4408" calcext:value-type="float">
            <text:p>128.9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1608" calcext:value-type="float">
            <text:p>129.4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15616" calcext:value-type="float">
            <text:p>129.5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4072" calcext:value-type="float">
            <text:p>129.3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3604" calcext:value-type="float">
            <text:p>128.3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1488" calcext:value-type="float">
            <text:p>128.4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6976" calcext:value-type="float">
            <text:p>128.9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0848" calcext:value-type="float">
            <text:p>128.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7" calcext:value-type="float">
            <text:p>128.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1344" calcext:value-type="float">
            <text:p>128.1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1392" calcext:value-type="float">
            <text:p>126.9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4648" calcext:value-type="float">
            <text:p>127.1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8864" calcext:value-type="float">
            <text:p>127.3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5064" calcext:value-type="float">
            <text:p>127.3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3896" calcext:value-type="float">
            <text:p>127.1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9136" calcext:value-type="float">
            <text:p>127.1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2392" calcext:value-type="float">
            <text:p>127.3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5" calcext:value-type="float">
            <text:p>127.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74" calcext:value-type="float">
            <text:p>127.7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5912" calcext:value-type="float">
            <text:p>128.8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8856" calcext:value-type="float">
            <text:p>128.7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2552" calcext:value-type="float">
            <text:p>128.6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9864" calcext:value-type="float">
            <text:p>127.6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9488" calcext:value-type="float">
            <text:p>127.7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88" calcext:value-type="float">
            <text:p>127.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312" calcext:value-type="float">
            <text:p>127.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61136" calcext:value-type="float">
            <text:p>127.9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128" calcext:value-type="float">
            <text:p>128.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8504" calcext:value-type="float">
            <text:p>128.2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6208" calcext:value-type="float">
            <text:p>128.1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0408" calcext:value-type="float">
            <text:p>127.4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0448" calcext:value-type="float">
            <text:p>127.7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31696" calcext:value-type="float">
            <text:p>128.6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316" calcext:value-type="float">
            <text:p>128.1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9596" calcext:value-type="float">
            <text:p>127.6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0452" calcext:value-type="float">
            <text:p>127.6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88" calcext:value-type="float">
            <text:p>127.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4984" calcext:value-type="float">
            <text:p>126.7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4984" calcext:value-type="float">
            <text:p>126.7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8512" calcext:value-type="float">
            <text:p>126.7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8992" calcext:value-type="float">
            <text:p>126.8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156" calcext:value-type="float">
            <text:p>126.7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2872" calcext:value-type="float">
            <text:p>127.3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2392" calcext:value-type="float">
            <text:p>127.3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6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5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598" meta:object-count="0"/>
    <meta:user-defined meta:name="AppVersion">3.0</meta:user-defined>
  </office:meta>
</office:document-meta>
</file>